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T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Setembr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125.5999999999999" table:style-name="ce14">
            <text:p>1.126<text:s/></text:p>
          </table:table-cell>
          <table:table-cell office:value-type="float" office:value="21766.78" table:style-name="ce14">
            <text:p>21.767<text:s/></text:p>
          </table:table-cell>
          <table:table-cell office:value-type="float" office:value="49196704.670000002" table:style-name="ce14">
            <text:p>49.196.705<text:s/></text:p>
          </table:table-cell>
          <table:table-cell office:value-type="float" office:value="533274.6" table:style-name="ce14">
            <text:p>533.275<text:s/></text:p>
          </table:table-cell>
          <table:table-cell office:value-type="float" office:value="75554128.560000002" table:style-name="ce14">
            <text:p>75.554.129<text:s/></text:p>
          </table:table-cell>
          <table:table-cell office:value-type="float" office:value="41198193.579999998" table:style-name="ce14">
            <text:p>41.198.194<text:s/></text:p>
          </table:table-cell>
          <table:table-cell office:value-type="float" office:value="3689334.51" table:style-name="ce14">
            <text:p>3.689.335<text:s/></text:p>
          </table:table-cell>
          <table:table-cell office:value-type="float" office:value="106367736.51000001" table:style-name="ce14">
            <text:p>106.367.737<text:s/></text:p>
          </table:table-cell>
          <table:table-cell office:value-type="float" office:value="27811069.719999999" table:style-name="ce14">
            <text:p>27.811.070<text:s/></text:p>
          </table:table-cell>
          <table:table-cell office:value-type="float" office:value="2346861.5099999998" table:style-name="ce14">
            <text:p>2.346.862<text:s/></text:p>
          </table:table-cell>
          <table:table-cell office:value-type="float" office:value="68304384.700000003" table:style-name="ce14">
            <text:p>68.304.385<text:s/></text:p>
          </table:table-cell>
          <table:table-cell office:value-type="float" office:value="240512.59" table:style-name="ce14">
            <text:p>240.513<text:s/></text:p>
          </table:table-cell>
          <table:table-cell office:value-type="float" office:value="921219.63" table:style-name="ce14">
            <text:p>921.220<text:s/></text:p>
          </table:table-cell>
          <table:table-cell office:value-type="float" office:value="5387028.3300000001" table:style-name="ce14">
            <text:p>5.387.028<text:s/></text:p>
          </table:table-cell>
          <table:table-cell office:value-type="float" office:value="9123845.9100000001" table:style-name="ce14">
            <text:p>9.123.846<text:s/></text:p>
          </table:table-cell>
          <table:table-cell office:value-type="float" office:value="86199572.5" table:style-name="ce14">
            <text:p>86.199.573<text:s/></text:p>
          </table:table-cell>
          <table:table-cell office:value-type="float" office:value="14127.31" table:style-name="ce14">
            <text:p>14.127<text:s/></text:p>
          </table:table-cell>
          <table:table-cell office:value-type="float" office:value="211905660.97999999" table:style-name="ce14">
            <text:p>211.905.661<text:s/></text:p>
          </table:table-cell>
          <table:table-cell office:value-type="float" office:value="209379161.24000001" table:style-name="ce14">
            <text:p>209.379.161<text:s/></text:p>
          </table:table-cell>
          <table:table-cell office:value-type="float" office:value="2515819.81" table:style-name="ce14">
            <text:p>2.515.820<text:s/></text:p>
          </table:table-cell>
          <table:table-cell office:value-type="float" office:value="29895.25" table:style-name="ce14">
            <text:p>29.895<text:s/></text:p>
          </table:table-cell>
          <table:table-cell office:value-type="float" office:value="19836.25" table:style-name="ce14">
            <text:p>19.836<text:s/></text:p>
          </table:table-cell>
          <table:table-cell office:value-type="float" office:value="83085976.739999995" table:style-name="ce14">
            <text:p>83.085.977<text:s/></text:p>
          </table:table-cell>
          <table:table-cell office:value-type="float" office:value="359777672.42000002" table:style-name="ce14">
            <text:p>359.777.672<text:s/></text:p>
          </table:table-cell>
          <table:table-cell office:value-type="float" office:value="50754.94" table:style-name="ce14">
            <text:p>50.755<text:s/></text:p>
          </table:table-cell>
          <table:table-cell office:value-type="float" office:value="1247807822.1900001" table:style-name="ce14">
            <text:p>1.247.807.822<text:s/></text:p>
          </table:table-cell>
          <table:table-cell office:value-type="float" office:value="1216.3599999999999" table:style-name="ce14">
            <text:p>1.216<text:s/></text:p>
          </table:table-cell>
          <table:table-cell office:value-type="float" office:value="2591484703.1900001" table:style-name="ce15">
            <text:p>2.591.484.7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28999999999999998" table:style-name="ce14">
            <text:p>(0)</text:p>
          </table:table-cell>
          <table:table-cell office:value-type="float" office:value="1369.77" table:style-name="ce14">
            <text:p>1.370<text:s/></text:p>
          </table:table-cell>
          <table:table-cell office:value-type="float" office:value="-10.74" table:style-name="ce14">
            <text:p>(11)</text:p>
          </table:table-cell>
          <table:table-cell office:value-type="float" office:value="0" table:style-name="ce14">
            <text:p>-<text:s/></text:p>
          </table:table-cell>
          <table:table-cell office:value-type="float" office:value="54341.35" table:style-name="ce14">
            <text:p>54.341<text:s/></text:p>
          </table:table-cell>
          <table:table-cell office:value-type="float" office:value="837.32" table:style-name="ce14">
            <text:p>837<text:s/></text:p>
          </table:table-cell>
          <table:table-cell office:value-type="float" office:value="786.11" table:style-name="ce14">
            <text:p>786<text:s/></text:p>
          </table:table-cell>
          <table:table-cell office:value-type="float" office:value="520.57000000000005" table:style-name="ce14">
            <text:p>521<text:s/></text:p>
          </table:table-cell>
          <table:table-cell office:value-type="float" office:value="38811.01" table:style-name="ce14">
            <text:p>38.811<text:s/></text:p>
          </table:table-cell>
          <table:table-cell office:value-type="float" office:value="601.66999999999996" table:style-name="ce14">
            <text:p>602<text:s/></text:p>
          </table:table-cell>
          <table:table-cell office:value-type="float" office:value="25246.45" table:style-name="ce14">
            <text:p>25.246<text:s/></text:p>
          </table:table-cell>
          <table:table-cell office:value-type="float" office:value="1954.84" table:style-name="ce14">
            <text:p>1.955<text:s/></text:p>
          </table:table-cell>
          <table:table-cell office:value-type="float" office:value="5417.61" table:style-name="ce14">
            <text:p>5.418<text:s/></text:p>
          </table:table-cell>
          <table:table-cell office:value-type="float" office:value="395538.64" table:style-name="ce14">
            <text:p>395.539<text:s/></text:p>
          </table:table-cell>
          <table:table-cell office:value-type="float" office:value="-176.2" table:style-name="ce14">
            <text:p>(176)</text:p>
          </table:table-cell>
          <table:table-cell office:value-type="float" office:value="8058.31" table:style-name="ce14">
            <text:p>8.058<text:s/></text:p>
          </table:table-cell>
          <table:table-cell office:value-type="float" office:value="302.91000000000003" table:style-name="ce14">
            <text:p>303<text:s/></text:p>
          </table:table-cell>
          <table:table-cell office:value-type="float" office:value="207672.03" table:style-name="ce14">
            <text:p>207.672<text:s/></text:p>
          </table:table-cell>
          <table:table-cell office:value-type="float" office:value="3223" table:style-name="ce14">
            <text:p>3.223<text:s/></text:p>
          </table:table-cell>
          <table:table-cell office:value-type="float" office:value="1410.98" table:style-name="ce14">
            <text:p>1.411<text:s/></text:p>
          </table:table-cell>
          <table:table-cell office:value-type="float" office:value="158.19999999999999" table:style-name="ce14">
            <text:p>158<text:s/></text:p>
          </table:table-cell>
          <table:table-cell office:value-type="float" office:value="-1.97" table:style-name="ce14">
            <text:p>(2)</text:p>
          </table:table-cell>
          <table:table-cell office:value-type="float" office:value="140127.10999999999" table:style-name="ce14">
            <text:p>140.127<text:s/></text:p>
          </table:table-cell>
          <table:table-cell office:value-type="float" office:value="262952.42" table:style-name="ce14">
            <text:p>262.952<text:s/></text:p>
          </table:table-cell>
          <table:table-cell office:value-type="float" office:value="23.69" table:style-name="ce14">
            <text:p>24<text:s/></text:p>
          </table:table-cell>
          <table:table-cell office:value-type="float" office:value="748591.5" table:style-name="ce14">
            <text:p>748.592<text:s/></text:p>
          </table:table-cell>
          <table:table-cell office:value-type="float" office:value="572.66" table:style-name="ce14">
            <text:p>573<text:s/></text:p>
          </table:table-cell>
          <table:table-cell office:value-type="float" office:value="1898328.95" table:style-name="ce15">
            <text:p>1.898.3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61454.66" table:style-name="ce14">
            <text:p>261.455<text:s/></text:p>
          </table:table-cell>
          <table:table-cell office:value-type="float" office:value="3401887.47" table:style-name="ce14">
            <text:p>3.401.887<text:s/></text:p>
          </table:table-cell>
          <table:table-cell office:value-type="float" office:value="13334446.59" table:style-name="ce14">
            <text:p>13.334.447<text:s/></text:p>
          </table:table-cell>
          <table:table-cell office:value-type="float" office:value="405720.89" table:style-name="ce14">
            <text:p>405.721<text:s/></text:p>
          </table:table-cell>
          <table:table-cell office:value-type="float" office:value="110318142.41" table:style-name="ce14">
            <text:p>110.318.142<text:s/></text:p>
          </table:table-cell>
          <table:table-cell office:value-type="float" office:value="36835690.140000001" table:style-name="ce14">
            <text:p>36.835.690<text:s/></text:p>
          </table:table-cell>
          <table:table-cell office:value-type="float" office:value="5726568.4900000002" table:style-name="ce14">
            <text:p>5.726.568<text:s/></text:p>
          </table:table-cell>
          <table:table-cell office:value-type="float" office:value="105774716.79000001" table:style-name="ce14">
            <text:p>105.774.717<text:s/></text:p>
          </table:table-cell>
          <table:table-cell office:value-type="float" office:value="35031372.579999998" table:style-name="ce14">
            <text:p>35.031.373<text:s/></text:p>
          </table:table-cell>
          <table:table-cell office:value-type="float" office:value="5616041.2300000004" table:style-name="ce14">
            <text:p>5.616.041<text:s/></text:p>
          </table:table-cell>
          <table:table-cell office:value-type="float" office:value="532663403.62" table:style-name="ce14">
            <text:p>532.663.404<text:s/></text:p>
          </table:table-cell>
          <table:table-cell office:value-type="float" office:value="8029797.25" table:style-name="ce14">
            <text:p>8.029.797<text:s/></text:p>
          </table:table-cell>
          <table:table-cell office:value-type="float" office:value="6535984.5999999996" table:style-name="ce14">
            <text:p>6.535.985<text:s/></text:p>
          </table:table-cell>
          <table:table-cell office:value-type="float" office:value="7481696.5800000001" table:style-name="ce14">
            <text:p>7.481.697<text:s/></text:p>
          </table:table-cell>
          <table:table-cell office:value-type="float" office:value="7966034.7599999998" table:style-name="ce14">
            <text:p>7.966.035<text:s/></text:p>
          </table:table-cell>
          <table:table-cell office:value-type="float" office:value="113053810.45999999" table:style-name="ce14">
            <text:p>113.053.810<text:s/></text:p>
          </table:table-cell>
          <table:table-cell office:value-type="float" office:value="4745596.95" table:style-name="ce14">
            <text:p>4.745.597<text:s/></text:p>
          </table:table-cell>
          <table:table-cell office:value-type="float" office:value="206601514.40000001" table:style-name="ce14">
            <text:p>206.601.514<text:s/></text:p>
          </table:table-cell>
          <table:table-cell office:value-type="float" office:value="248629274.09" table:style-name="ce14">
            <text:p>248.629.274<text:s/></text:p>
          </table:table-cell>
          <table:table-cell office:value-type="float" office:value="4022781.69" table:style-name="ce14">
            <text:p>4.022.782<text:s/></text:p>
          </table:table-cell>
          <table:table-cell office:value-type="float" office:value="1775149.66" table:style-name="ce14">
            <text:p>1.775.150<text:s/></text:p>
          </table:table-cell>
          <table:table-cell office:value-type="float" office:value="24239.53" table:style-name="ce14">
            <text:p>24.240<text:s/></text:p>
          </table:table-cell>
          <table:table-cell office:value-type="float" office:value="367938812.70999998" table:style-name="ce14">
            <text:p>367.938.813<text:s/></text:p>
          </table:table-cell>
          <table:table-cell office:value-type="float" office:value="287655337.92000002" table:style-name="ce14">
            <text:p>287.655.338<text:s/></text:p>
          </table:table-cell>
          <table:table-cell office:value-type="float" office:value="6412106.0300000003" table:style-name="ce14">
            <text:p>6.412.106<text:s/></text:p>
          </table:table-cell>
          <table:table-cell office:value-type="float" office:value="1603615407" table:style-name="ce14">
            <text:p>1.603.615.407<text:s/></text:p>
          </table:table-cell>
          <table:table-cell office:value-type="float" office:value="379688.51" table:style-name="ce14">
            <text:p>379.689<text:s/></text:p>
          </table:table-cell>
          <table:table-cell office:value-type="float" office:value="3724236677.0100002" table:style-name="ce15">
            <text:p>3.724.236.6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85447.679999999993" table:style-name="ce14">
            <text:p>85.44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5367.34" table:style-name="ce14">
            <text:p>25.36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83514635.25999999" table:style-name="ce14">
            <text:p>383.514.6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633.53" table:style-name="ce14">
            <text:p>1.634<text:s/></text:p>
          </table:table-cell>
          <table:table-cell office:value-type="float" office:value="15213.29" table:style-name="ce14">
            <text:p>15.213<text:s/></text:p>
          </table:table-cell>
          <table:table-cell office:value-type="float" office:value="16859.3" table:style-name="ce14">
            <text:p>16.85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9631226.32" table:style-name="ce14">
            <text:p>39.631.226<text:s/></text:p>
          </table:table-cell>
          <table:table-cell office:value-type="float" office:value="1099.05" table:style-name="ce14">
            <text:p>1.099<text:s/></text:p>
          </table:table-cell>
          <table:table-cell office:value-type="float" office:value="953618.65" table:style-name="ce14">
            <text:p>953.619<text:s/></text:p>
          </table:table-cell>
          <table:table-cell office:value-type="float" office:value="108506.77" table:style-name="ce14">
            <text:p>108.50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24353607.18999994" table:style-name="ce15">
            <text:p>424.353.6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84411.01" table:style-name="ce14">
            <text:p>184.411<text:s/></text:p>
          </table:table-cell>
          <table:table-cell office:value-type="float" office:value="477466.55" table:style-name="ce14">
            <text:p>477.467<text:s/></text:p>
          </table:table-cell>
          <table:table-cell office:value-type="float" office:value="2753708.21" table:style-name="ce14">
            <text:p>2.753.70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672425.779999999" table:style-name="ce14">
            <text:p>12.672.426<text:s/></text:p>
          </table:table-cell>
          <table:table-cell office:value-type="float" office:value="14249301.130000001" table:style-name="ce14">
            <text:p>14.249.301<text:s/></text:p>
          </table:table-cell>
          <table:table-cell office:value-type="float" office:value="1660453.82" table:style-name="ce14">
            <text:p>1.660.454<text:s/></text:p>
          </table:table-cell>
          <table:table-cell office:value-type="float" office:value="1645296" table:style-name="ce14">
            <text:p>1.645.296<text:s/></text:p>
          </table:table-cell>
          <table:table-cell office:value-type="float" office:value="3937824.89" table:style-name="ce14">
            <text:p>3.937.825<text:s/></text:p>
          </table:table-cell>
          <table:table-cell office:value-type="float" office:value="4607579.0199999996" table:style-name="ce14">
            <text:p>4.607.579<text:s/></text:p>
          </table:table-cell>
          <table:table-cell office:value-type="float" office:value="16100175.029999999" table:style-name="ce14">
            <text:p>16.100.175<text:s/></text:p>
          </table:table-cell>
          <table:table-cell office:value-type="float" office:value="595099.30000000005" table:style-name="ce14">
            <text:p>595.099<text:s/></text:p>
          </table:table-cell>
          <table:table-cell office:value-type="float" office:value="2798980.52" table:style-name="ce14">
            <text:p>2.798.981<text:s/></text:p>
          </table:table-cell>
          <table:table-cell office:value-type="float" office:value="2506972.13" table:style-name="ce14">
            <text:p>2.506.972<text:s/></text:p>
          </table:table-cell>
          <table:table-cell office:value-type="float" office:value="4050887.47" table:style-name="ce14">
            <text:p>4.050.887<text:s/></text:p>
          </table:table-cell>
          <table:table-cell office:value-type="float" office:value="24849483.170000002" table:style-name="ce14">
            <text:p>24.849.483<text:s/></text:p>
          </table:table-cell>
          <table:table-cell office:value-type="float" office:value="1086886.92" table:style-name="ce14">
            <text:p>1.086.887<text:s/></text:p>
          </table:table-cell>
          <table:table-cell office:value-type="float" office:value="7218860.8399999999" table:style-name="ce14">
            <text:p>7.218.861<text:s/></text:p>
          </table:table-cell>
          <table:table-cell office:value-type="float" office:value="25770028.5" table:style-name="ce14">
            <text:p>25.770.029<text:s/></text:p>
          </table:table-cell>
          <table:table-cell office:value-type="float" office:value="451181.49" table:style-name="ce14">
            <text:p>451.181<text:s/></text:p>
          </table:table-cell>
          <table:table-cell office:value-type="float" office:value="184833.84" table:style-name="ce14">
            <text:p>184.834<text:s/></text:p>
          </table:table-cell>
          <table:table-cell office:value-type="float" office:value="6964.59" table:style-name="ce14">
            <text:p>6.965<text:s/></text:p>
          </table:table-cell>
          <table:table-cell office:value-type="float" office:value="12784287.02" table:style-name="ce14">
            <text:p>12.784.287<text:s/></text:p>
          </table:table-cell>
          <table:table-cell office:value-type="float" office:value="7721270.5099999998" table:style-name="ce14">
            <text:p>7.721.271<text:s/></text:p>
          </table:table-cell>
          <table:table-cell office:value-type="float" office:value="201236.54" table:style-name="ce14">
            <text:p>201.237<text:s/></text:p>
          </table:table-cell>
          <table:table-cell office:value-type="float" office:value="75229450.870000005" table:style-name="ce14">
            <text:p>75.229.451<text:s/></text:p>
          </table:table-cell>
          <table:table-cell office:value-type="float" office:value="15124.21" table:style-name="ce14">
            <text:p>15.124<text:s/></text:p>
          </table:table-cell>
          <table:table-cell office:value-type="float" office:value="223760189.36000001" table:style-name="ce15">
            <text:p>223.760.1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24865.75" table:style-name="ce14">
            <text:p>24.866<text:s/></text:p>
          </table:table-cell>
          <table:table-cell office:value-type="float" office:value="5715.44" table:style-name="ce14">
            <text:p>5.715<text:s/></text:p>
          </table:table-cell>
          <table:table-cell office:value-type="float" office:value="4577.78" table:style-name="ce14">
            <text:p>4.57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39.360000000001" table:style-name="ce14">
            <text:p>25.2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245710.449999999" table:style-name="ce14">
            <text:p>10.245.710<text:s/></text:p>
          </table:table-cell>
          <table:table-cell office:value-type="float" office:value="8449932.4000000004" table:style-name="ce14">
            <text:p>8.449.93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719.85" table:style-name="ce14">
            <text:p>8.72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688845.27" table:style-name="ce14">
            <text:p>10.688.84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3801.64" table:style-name="ce14">
            <text:p>73.802<text:s/></text:p>
          </table:table-cell>
          <table:table-cell office:value-type="float" office:value="23780182.23" table:style-name="ce14">
            <text:p>23.780.182<text:s/></text:p>
          </table:table-cell>
          <table:table-cell office:value-type="float" office:value="16941.57" table:style-name="ce14">
            <text:p>16.942<text:s/></text:p>
          </table:table-cell>
          <table:table-cell office:value-type="float" office:value="13481.61" table:style-name="ce14">
            <text:p>13.482<text:s/></text:p>
          </table:table-cell>
          <table:table-cell office:value-type="float" office:value="1766.09" table:style-name="ce14">
            <text:p>1.766<text:s/></text:p>
          </table:table-cell>
          <table:table-cell office:value-type="float" office:value="67743073.790000007" table:style-name="ce14">
            <text:p>67.743.074<text:s/></text:p>
          </table:table-cell>
          <table:table-cell office:value-type="float" office:value="8536332.0299999993" table:style-name="ce14">
            <text:p>8.536.332<text:s/></text:p>
          </table:table-cell>
          <table:table-cell office:value-type="float" office:value="4637.79" table:style-name="ce14">
            <text:p>4.638<text:s/></text:p>
          </table:table-cell>
          <table:table-cell office:value-type="float" office:value="99230054.269999996" table:style-name="ce14">
            <text:p>99.230.05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8853877.32000002" table:style-name="ce15">
            <text:p>228.853.8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4624.19" table:style-name="ce14">
            <text:p>34.624<text:s/></text:p>
          </table:table-cell>
          <table:table-cell office:value-type="float" office:value="2631.33" table:style-name="ce14">
            <text:p>2.631<text:s/></text:p>
          </table:table-cell>
          <table:table-cell office:value-type="float" office:value="3925576.21" table:style-name="ce14">
            <text:p>3.925.576<text:s/></text:p>
          </table:table-cell>
          <table:table-cell office:value-type="float" office:value="255861.25" table:style-name="ce14">
            <text:p>255.861<text:s/></text:p>
          </table:table-cell>
          <table:table-cell office:value-type="float" office:value="39340049.479999997" table:style-name="ce14">
            <text:p>39.340.049<text:s/></text:p>
          </table:table-cell>
          <table:table-cell office:value-type="float" office:value="13345894.449999999" table:style-name="ce14">
            <text:p>13.345.894<text:s/></text:p>
          </table:table-cell>
          <table:table-cell office:value-type="float" office:value="684330.24" table:style-name="ce14">
            <text:p>684.330<text:s/></text:p>
          </table:table-cell>
          <table:table-cell office:value-type="float" office:value="61404719.780000001" table:style-name="ce14">
            <text:p>61.404.720<text:s/></text:p>
          </table:table-cell>
          <table:table-cell office:value-type="float" office:value="2674438.17" table:style-name="ce14">
            <text:p>2.674.438<text:s/></text:p>
          </table:table-cell>
          <table:table-cell office:value-type="float" office:value="247612.64" table:style-name="ce14">
            <text:p>247.613<text:s/></text:p>
          </table:table-cell>
          <table:table-cell office:value-type="float" office:value="34382533.840000004" table:style-name="ce14">
            <text:p>34.382.534<text:s/></text:p>
          </table:table-cell>
          <table:table-cell office:value-type="float" office:value="50190.17" table:style-name="ce14">
            <text:p>50.190<text:s/></text:p>
          </table:table-cell>
          <table:table-cell office:value-type="float" office:value="750199.25" table:style-name="ce14">
            <text:p>750.199<text:s/></text:p>
          </table:table-cell>
          <table:table-cell office:value-type="float" office:value="1287896.6000000001" table:style-name="ce14">
            <text:p>1.287.897<text:s/></text:p>
          </table:table-cell>
          <table:table-cell office:value-type="float" office:value="1397278.26" table:style-name="ce14">
            <text:p>1.397.278<text:s/></text:p>
          </table:table-cell>
          <table:table-cell office:value-type="float" office:value="35598835.299999997" table:style-name="ce14">
            <text:p>35.598.835<text:s/></text:p>
          </table:table-cell>
          <table:table-cell office:value-type="float" office:value="410.99" table:style-name="ce14">
            <text:p>411<text:s/></text:p>
          </table:table-cell>
          <table:table-cell office:value-type="float" office:value="90546543.370000005" table:style-name="ce14">
            <text:p>90.546.543<text:s/></text:p>
          </table:table-cell>
          <table:table-cell office:value-type="float" office:value="98449952.689999998" table:style-name="ce14">
            <text:p>98.449.953<text:s/></text:p>
          </table:table-cell>
          <table:table-cell office:value-type="float" office:value="207624.66" table:style-name="ce14">
            <text:p>207.62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57.67" table:style-name="ce14">
            <text:p>1.258<text:s/></text:p>
          </table:table-cell>
          <table:table-cell office:value-type="float" office:value="116976885.12" table:style-name="ce14">
            <text:p>116.976.885<text:s/></text:p>
          </table:table-cell>
          <table:table-cell office:value-type="float" office:value="140104973.46000001" table:style-name="ce14">
            <text:p>140.104.97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31440607.11000001" table:style-name="ce14">
            <text:p>431.440.60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73110926.23" table:style-name="ce15">
            <text:p>1.073.110.9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7553.71" table:style-name="ce14">
            <text:p>17.554<text:s/></text:p>
          </table:table-cell>
          <table:table-cell office:value-type="float" office:value="2916074.1500000004" table:style-name="ce14">
            <text:p>2.916.074<text:s/></text:p>
          </table:table-cell>
          <table:table-cell office:value-type="float" office:value="6650584.3899999997" table:style-name="ce14">
            <text:p>6.650.584<text:s/></text:p>
          </table:table-cell>
          <table:table-cell office:value-type="float" office:value="149859.64000000001" table:style-name="ce14">
            <text:p>149.860<text:s/></text:p>
          </table:table-cell>
          <table:table-cell office:value-type="float" office:value="58194980.110000007" table:style-name="ce14">
            <text:p>58.194.980<text:s/></text:p>
          </table:table-cell>
          <table:table-cell office:value-type="float" office:value="9240494.5600000005" table:style-name="ce14">
            <text:p>9.240.495<text:s/></text:p>
          </table:table-cell>
          <table:table-cell office:value-type="float" office:value="3381784.4299999997" table:style-name="ce14">
            <text:p>3.381.784<text:s/></text:p>
          </table:table-cell>
          <table:table-cell office:value-type="float" office:value="32478990.559999999" table:style-name="ce14">
            <text:p>32.478.991<text:s/></text:p>
          </table:table-cell>
          <table:table-cell office:value-type="float" office:value="19943809.780000001" table:style-name="ce14">
            <text:p>19.943.810<text:s/></text:p>
          </table:table-cell>
          <table:table-cell office:value-type="float" office:value="760849.57000000007" table:style-name="ce14">
            <text:p>760.850<text:s/></text:p>
          </table:table-cell>
          <table:table-cell office:value-type="float" office:value="98657339.640000001" table:style-name="ce14">
            <text:p>98.657.340<text:s/></text:p>
          </table:table-cell>
          <table:table-cell office:value-type="float" office:value="7384507.7799999993" table:style-name="ce14">
            <text:p>7.384.508<text:s/></text:p>
          </table:table-cell>
          <table:table-cell office:value-type="float" office:value="2986804.83" table:style-name="ce14">
            <text:p>2.986.805<text:s/></text:p>
          </table:table-cell>
          <table:table-cell office:value-type="float" office:value="3686827.85" table:style-name="ce14">
            <text:p>3.686.828<text:s/></text:p>
          </table:table-cell>
          <table:table-cell office:value-type="float" office:value="2517869.0299999998" table:style-name="ce14">
            <text:p>2.517.869<text:s/></text:p>
          </table:table-cell>
          <table:table-cell office:value-type="float" office:value="41916646.719999999" table:style-name="ce14">
            <text:p>41.916.647<text:s/></text:p>
          </table:table-cell>
          <table:table-cell office:value-type="float" office:value="3658299.04" table:style-name="ce14">
            <text:p>3.658.299<text:s/></text:p>
          </table:table-cell>
          <table:table-cell office:value-type="float" office:value="108760675.02" table:style-name="ce14">
            <text:p>108.760.675<text:s/></text:p>
          </table:table-cell>
          <table:table-cell office:value-type="float" office:value="100613897.38" table:style-name="ce14">
            <text:p>100.613.897<text:s/></text:p>
          </table:table-cell>
          <table:table-cell office:value-type="float" office:value="3330174.6700000004" table:style-name="ce14">
            <text:p>3.330.175<text:s/></text:p>
          </table:table-cell>
          <table:table-cell office:value-type="float" office:value="1576834.21" table:style-name="ce14">
            <text:p>1.576.834<text:s/></text:p>
          </table:table-cell>
          <table:table-cell office:value-type="float" office:value="14251.18" table:style-name="ce14">
            <text:p>14.251<text:s/></text:p>
          </table:table-cell>
          <table:table-cell office:value-type="float" office:value="130803340.45999999" table:style-name="ce14">
            <text:p>130.803.340<text:s/></text:p>
          </table:table-cell>
          <table:table-cell office:value-type="float" office:value="131291662.86999999" table:style-name="ce14">
            <text:p>131.291.663<text:s/></text:p>
          </table:table-cell>
          <table:table-cell office:value-type="float" office:value="5252613.0499999989" table:style-name="ce14">
            <text:p>5.252.613<text:s/></text:p>
          </table:table-cell>
          <table:table-cell office:value-type="float" office:value="997606787.9799999" table:style-name="ce14">
            <text:p>997.606.788<text:s/></text:p>
          </table:table-cell>
          <table:table-cell office:value-type="float" office:value="364564.30000000005" table:style-name="ce14">
            <text:p>364.564<text:s/></text:p>
          </table:table-cell>
          <table:table-cell office:value-type="float" office:value="1774158076.9099998" table:style-name="ce15">
            <text:p>1.774.158.07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6193970.279999999" table:style-name="ce14">
            <text:p>16.193.970<text:s/></text:p>
          </table:table-cell>
          <table:table-cell office:value-type="float" office:value="53126093.280000001" table:style-name="ce14">
            <text:p>53.126.093<text:s/></text:p>
          </table:table-cell>
          <table:table-cell office:value-type="float" office:value="274569537.44" table:style-name="ce14">
            <text:p>274.569.537<text:s/></text:p>
          </table:table-cell>
          <table:table-cell office:value-type="float" office:value="11831104.24" table:style-name="ce14">
            <text:p>11.831.104<text:s/></text:p>
          </table:table-cell>
          <table:table-cell office:value-type="float" office:value="293255358.74000001" table:style-name="ce14">
            <text:p>293.255.359<text:s/></text:p>
          </table:table-cell>
          <table:table-cell office:value-type="float" office:value="258231368.13" table:style-name="ce14">
            <text:p>258.231.368<text:s/></text:p>
          </table:table-cell>
          <table:table-cell office:value-type="float" office:value="3749724316.04" table:style-name="ce14">
            <text:p>3.749.724.316<text:s/></text:p>
          </table:table-cell>
          <table:table-cell office:value-type="float" office:value="214851181.59" table:style-name="ce14">
            <text:p>214.851.182<text:s/></text:p>
          </table:table-cell>
          <table:table-cell office:value-type="float" office:value="244499688.43000001" table:style-name="ce14">
            <text:p>244.499.688<text:s/></text:p>
          </table:table-cell>
          <table:table-cell office:value-type="float" office:value="73792152.760000005" table:style-name="ce14">
            <text:p>73.792.153<text:s/></text:p>
          </table:table-cell>
          <table:table-cell office:value-type="float" office:value="977442925.58000004" table:style-name="ce14">
            <text:p>977.442.926<text:s/></text:p>
          </table:table-cell>
          <table:table-cell office:value-type="float" office:value="104300453.94" table:style-name="ce14">
            <text:p>104.300.454<text:s/></text:p>
          </table:table-cell>
          <table:table-cell office:value-type="float" office:value="138560536.69999999" table:style-name="ce14">
            <text:p>138.560.537<text:s/></text:p>
          </table:table-cell>
          <table:table-cell office:value-type="float" office:value="153034238.75" table:style-name="ce14">
            <text:p>153.034.239<text:s/></text:p>
          </table:table-cell>
          <table:table-cell office:value-type="float" office:value="87341282.840000004" table:style-name="ce14">
            <text:p>87.341.283<text:s/></text:p>
          </table:table-cell>
          <table:table-cell office:value-type="float" office:value="257836624.74000001" table:style-name="ce14">
            <text:p>257.836.625<text:s/></text:p>
          </table:table-cell>
          <table:table-cell office:value-type="float" office:value="57021072.210000001" table:style-name="ce14">
            <text:p>57.021.072<text:s/></text:p>
          </table:table-cell>
          <table:table-cell office:value-type="float" office:value="871282227.02999997" table:style-name="ce14">
            <text:p>871.282.227<text:s/></text:p>
          </table:table-cell>
          <table:table-cell office:value-type="float" office:value="3465641234.4000001" table:style-name="ce14">
            <text:p>3.465.641.234<text:s/></text:p>
          </table:table-cell>
          <table:table-cell office:value-type="float" office:value="79774528.209999993" table:style-name="ce14">
            <text:p>79.774.528<text:s/></text:p>
          </table:table-cell>
          <table:table-cell office:value-type="float" office:value="42752125.700000003" table:style-name="ce14">
            <text:p>42.752.126<text:s/></text:p>
          </table:table-cell>
          <table:table-cell office:value-type="float" office:value="14983526.74" table:style-name="ce14">
            <text:p>14.983.527<text:s/></text:p>
          </table:table-cell>
          <table:table-cell office:value-type="float" office:value="902338903.79999995" table:style-name="ce14">
            <text:p>902.338.904<text:s/></text:p>
          </table:table-cell>
          <table:table-cell office:value-type="float" office:value="513317965.42000002" table:style-name="ce14">
            <text:p>513.317.965<text:s/></text:p>
          </table:table-cell>
          <table:table-cell office:value-type="float" office:value="59958498.939999998" table:style-name="ce14">
            <text:p>59.958.499<text:s/></text:p>
          </table:table-cell>
          <table:table-cell office:value-type="float" office:value="10179796120.15" table:style-name="ce14">
            <text:p>10.179.796.120<text:s/></text:p>
          </table:table-cell>
          <table:table-cell office:value-type="float" office:value="67495361.510000005" table:style-name="ce14">
            <text:p>67.495.362<text:s/></text:p>
          </table:table-cell>
          <table:table-cell office:value-type="float" office:value="23162952397.589996" table:style-name="ce15">
            <text:p>23.162.952.3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4843070.47" table:style-name="ce14">
            <text:p>4.843.070<text:s/></text:p>
          </table:table-cell>
          <table:table-cell office:value-type="float" office:value="13690420.9" table:style-name="ce14">
            <text:p>13.690.421<text:s/></text:p>
          </table:table-cell>
          <table:table-cell office:value-type="float" office:value="17095352.129999999" table:style-name="ce14">
            <text:p>17.095.352<text:s/></text:p>
          </table:table-cell>
          <table:table-cell office:value-type="float" office:value="4093178.48" table:style-name="ce14">
            <text:p>4.093.178<text:s/></text:p>
          </table:table-cell>
          <table:table-cell office:value-type="float" office:value="62537553.920000002" table:style-name="ce14">
            <text:p>62.537.554<text:s/></text:p>
          </table:table-cell>
          <table:table-cell office:value-type="float" office:value="35320440.990000002" table:style-name="ce14">
            <text:p>35.320.441<text:s/></text:p>
          </table:table-cell>
          <table:table-cell office:value-type="float" office:value="49774464.670000002" table:style-name="ce14">
            <text:p>49.774.465<text:s/></text:p>
          </table:table-cell>
          <table:table-cell office:value-type="float" office:value="28407705.07" table:style-name="ce14">
            <text:p>28.407.705<text:s/></text:p>
          </table:table-cell>
          <table:table-cell office:value-type="float" office:value="46372937.719999999" table:style-name="ce14">
            <text:p>46.372.938<text:s/></text:p>
          </table:table-cell>
          <table:table-cell office:value-type="float" office:value="22123625.09" table:style-name="ce14">
            <text:p>22.123.625<text:s/></text:p>
          </table:table-cell>
          <table:table-cell office:value-type="float" office:value="198300899.19999999" table:style-name="ce14">
            <text:p>198.300.899<text:s/></text:p>
          </table:table-cell>
          <table:table-cell office:value-type="float" office:value="28132274.07" table:style-name="ce14">
            <text:p>28.132.274<text:s/></text:p>
          </table:table-cell>
          <table:table-cell office:value-type="float" office:value="24722861.469999999" table:style-name="ce14">
            <text:p>24.722.861<text:s/></text:p>
          </table:table-cell>
          <table:table-cell office:value-type="float" office:value="28349035.300000001" table:style-name="ce14">
            <text:p>28.349.035<text:s/></text:p>
          </table:table-cell>
          <table:table-cell office:value-type="float" office:value="19350792.710000001" table:style-name="ce14">
            <text:p>19.350.793<text:s/></text:p>
          </table:table-cell>
          <table:table-cell office:value-type="float" office:value="48949507.170000002" table:style-name="ce14">
            <text:p>48.949.507<text:s/></text:p>
          </table:table-cell>
          <table:table-cell office:value-type="float" office:value="14514261.640000001" table:style-name="ce14">
            <text:p>14.514.262<text:s/></text:p>
          </table:table-cell>
          <table:table-cell office:value-type="float" office:value="109657710.75" table:style-name="ce14">
            <text:p>109.657.711<text:s/></text:p>
          </table:table-cell>
          <table:table-cell office:value-type="float" office:value="339623125.70999998" table:style-name="ce14">
            <text:p>339.623.126<text:s/></text:p>
          </table:table-cell>
          <table:table-cell office:value-type="float" office:value="18986856.91" table:style-name="ce14">
            <text:p>18.986.857<text:s/></text:p>
          </table:table-cell>
          <table:table-cell office:value-type="float" office:value="10225474.710000001" table:style-name="ce14">
            <text:p>10.225.475<text:s/></text:p>
          </table:table-cell>
          <table:table-cell office:value-type="float" office:value="3472819.67" table:style-name="ce14">
            <text:p>3.472.820<text:s/></text:p>
          </table:table-cell>
          <table:table-cell office:value-type="float" office:value="188070140.02000001" table:style-name="ce14">
            <text:p>188.070.140<text:s/></text:p>
          </table:table-cell>
          <table:table-cell office:value-type="float" office:value="62769469.950000003" table:style-name="ce14">
            <text:p>62.769.470<text:s/></text:p>
          </table:table-cell>
          <table:table-cell office:value-type="float" office:value="15722298.609999999" table:style-name="ce14">
            <text:p>15.722.299<text:s/></text:p>
          </table:table-cell>
          <table:table-cell office:value-type="float" office:value="770907790.84000003" table:style-name="ce14">
            <text:p>770.907.791<text:s/></text:p>
          </table:table-cell>
          <table:table-cell office:value-type="float" office:value="45989975.670000002" table:style-name="ce14">
            <text:p>45.989.976<text:s/></text:p>
          </table:table-cell>
          <table:table-cell office:value-type="float" office:value="2212004043.8400002" table:style-name="ce15">
            <text:p>2.212.004.0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697157.04" table:style-name="ce14">
            <text:p>4.697.157<text:s/></text:p>
          </table:table-cell>
          <table:table-cell office:value-type="float" office:value="14256295.130000001" table:style-name="ce14">
            <text:p>14.256.295<text:s/></text:p>
          </table:table-cell>
          <table:table-cell office:value-type="float" office:value="164284167.53" table:style-name="ce14">
            <text:p>164.284.168<text:s/></text:p>
          </table:table-cell>
          <table:table-cell office:value-type="float" office:value="3664940.66" table:style-name="ce14">
            <text:p>3.664.941<text:s/></text:p>
          </table:table-cell>
          <table:table-cell office:value-type="float" office:value="92945011.849999994" table:style-name="ce14">
            <text:p>92.945.012<text:s/></text:p>
          </table:table-cell>
          <table:table-cell office:value-type="float" office:value="62995399.689999998" table:style-name="ce14">
            <text:p>62.995.400<text:s/></text:p>
          </table:table-cell>
          <table:table-cell office:value-type="float" office:value="846019749.10000002" table:style-name="ce14">
            <text:p>846.019.749<text:s/></text:p>
          </table:table-cell>
          <table:table-cell office:value-type="float" office:value="92068683.650000006" table:style-name="ce14">
            <text:p>92.068.684<text:s/></text:p>
          </table:table-cell>
          <table:table-cell office:value-type="float" office:value="96206765.280000001" table:style-name="ce14">
            <text:p>96.206.765<text:s/></text:p>
          </table:table-cell>
          <table:table-cell office:value-type="float" office:value="22746421.829999998" table:style-name="ce14">
            <text:p>22.746.422<text:s/></text:p>
          </table:table-cell>
          <table:table-cell office:value-type="float" office:value="316542057.76999998" table:style-name="ce14">
            <text:p>316.542.058<text:s/></text:p>
          </table:table-cell>
          <table:table-cell office:value-type="float" office:value="37082959.619999997" table:style-name="ce14">
            <text:p>37.082.960<text:s/></text:p>
          </table:table-cell>
          <table:table-cell office:value-type="float" office:value="48546995.829999998" table:style-name="ce14">
            <text:p>48.546.996<text:s/></text:p>
          </table:table-cell>
          <table:table-cell office:value-type="float" office:value="59640751.509999998" table:style-name="ce14">
            <text:p>59.640.752<text:s/></text:p>
          </table:table-cell>
          <table:table-cell office:value-type="float" office:value="22014485.219999999" table:style-name="ce14">
            <text:p>22.014.485<text:s/></text:p>
          </table:table-cell>
          <table:table-cell office:value-type="float" office:value="84242176.099999994" table:style-name="ce14">
            <text:p>84.242.176<text:s/></text:p>
          </table:table-cell>
          <table:table-cell office:value-type="float" office:value="18441642.91" table:style-name="ce14">
            <text:p>18.441.643<text:s/></text:p>
          </table:table-cell>
          <table:table-cell office:value-type="float" office:value="335444674.61000001" table:style-name="ce14">
            <text:p>335.444.675<text:s/></text:p>
          </table:table-cell>
          <table:table-cell office:value-type="float" office:value="1023573908.65" table:style-name="ce14">
            <text:p>1.023.573.909<text:s/></text:p>
          </table:table-cell>
          <table:table-cell office:value-type="float" office:value="20172165.199999999" table:style-name="ce14">
            <text:p>20.172.165<text:s/></text:p>
          </table:table-cell>
          <table:table-cell office:value-type="float" office:value="13851855.42" table:style-name="ce14">
            <text:p>13.851.855<text:s/></text:p>
          </table:table-cell>
          <table:table-cell office:value-type="float" office:value="5081682.17" table:style-name="ce14">
            <text:p>5.081.682<text:s/></text:p>
          </table:table-cell>
          <table:table-cell office:value-type="float" office:value="281025234.61000001" table:style-name="ce14">
            <text:p>281.025.235<text:s/></text:p>
          </table:table-cell>
          <table:table-cell office:value-type="float" office:value="226065878.25" table:style-name="ce14">
            <text:p>226.065.878<text:s/></text:p>
          </table:table-cell>
          <table:table-cell office:value-type="float" office:value="17338115.559999999" table:style-name="ce14">
            <text:p>17.338.116<text:s/></text:p>
          </table:table-cell>
          <table:table-cell office:value-type="float" office:value="3209667088.8000002" table:style-name="ce14">
            <text:p>3.209.667.089<text:s/></text:p>
          </table:table-cell>
          <table:table-cell office:value-type="float" office:value="11314343.689999999" table:style-name="ce14">
            <text:p>11.314.344<text:s/></text:p>
          </table:table-cell>
          <table:table-cell office:value-type="float" office:value="7129930607.6799994" table:style-name="ce15">
            <text:p>7.129.930.6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35047.53" table:style-name="ce14">
            <text:p>35.048<text:s/></text:p>
          </table:table-cell>
          <table:table-cell office:value-type="float" office:value="274739.90999999997" table:style-name="ce14">
            <text:p>274.740<text:s/></text:p>
          </table:table-cell>
          <table:table-cell office:value-type="float" office:value="1027.42" table:style-name="ce14">
            <text:p>1.027<text:s/></text:p>
          </table:table-cell>
          <table:table-cell office:value-type="float" office:value="1495532.33" table:style-name="ce14">
            <text:p>1.495.532<text:s/></text:p>
          </table:table-cell>
          <table:table-cell office:value-type="float" office:value="21815.919999999998" table:style-name="ce14">
            <text:p>21.816<text:s/></text:p>
          </table:table-cell>
          <table:table-cell office:value-type="float" office:value="129889846.31" table:style-name="ce14">
            <text:p>129.889.846<text:s/></text:p>
          </table:table-cell>
          <table:table-cell office:value-type="float" office:value="5301834.07" table:style-name="ce14">
            <text:p>5.301.834<text:s/></text:p>
          </table:table-cell>
          <table:table-cell office:value-type="float" office:value="386334.97" table:style-name="ce14">
            <text:p>386.335<text:s/></text:p>
          </table:table-cell>
          <table:table-cell office:value-type="float" office:value="10.5" table:style-name="ce14">
            <text:p>11<text:s/></text:p>
          </table:table-cell>
          <table:table-cell office:value-type="float" office:value="7811343.9299999997" table:style-name="ce14">
            <text:p>7.811.344<text:s/></text:p>
          </table:table-cell>
          <table:table-cell office:value-type="float" office:value="74401.25" table:style-name="ce14">
            <text:p>74.401<text:s/></text:p>
          </table:table-cell>
          <table:table-cell office:value-type="float" office:value="170688.82" table:style-name="ce14">
            <text:p>170.689<text:s/></text:p>
          </table:table-cell>
          <table:table-cell office:value-type="float" office:value="15648472.140000001" table:style-name="ce14">
            <text:p>15.648.472<text:s/></text:p>
          </table:table-cell>
          <table:table-cell office:value-type="float" office:value="4263.57" table:style-name="ce14">
            <text:p>4.264<text:s/></text:p>
          </table:table-cell>
          <table:table-cell office:value-type="float" office:value="7155309.5199999996" table:style-name="ce14">
            <text:p>7.155.310<text:s/></text:p>
          </table:table-cell>
          <table:table-cell office:value-type="float" office:value="2022.17" table:style-name="ce14">
            <text:p>2.022<text:s/></text:p>
          </table:table-cell>
          <table:table-cell office:value-type="float" office:value="44348161.960000001" table:style-name="ce14">
            <text:p>44.348.162<text:s/></text:p>
          </table:table-cell>
          <table:table-cell office:value-type="float" office:value="197065712.88999999" table:style-name="ce14">
            <text:p>197.065.713<text:s/></text:p>
          </table:table-cell>
          <table:table-cell office:value-type="float" office:value="171639.45" table:style-name="ce14">
            <text:p>171.639<text:s/></text:p>
          </table:table-cell>
          <table:table-cell office:value-type="float" office:value="234.48" table:style-name="ce14">
            <text:p>23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5043838.890000001" table:style-name="ce14">
            <text:p>35.043.839<text:s/></text:p>
          </table:table-cell>
          <table:table-cell office:value-type="float" office:value="1317003.79" table:style-name="ce14">
            <text:p>1.317.004<text:s/></text:p>
          </table:table-cell>
          <table:table-cell office:value-type="float" office:value="1931419.74" table:style-name="ce14">
            <text:p>1.931.420<text:s/></text:p>
          </table:table-cell>
          <table:table-cell office:value-type="float" office:value="746777323.26999998" table:style-name="ce14">
            <text:p>746.777.323<text:s/></text:p>
          </table:table-cell>
          <table:table-cell office:value-type="float" office:value="4722.6499999999996" table:style-name="ce14">
            <text:p>4.723<text:s/></text:p>
          </table:table-cell>
          <table:table-cell office:value-type="float" office:value="1194932747.48" table:style-name="ce15">
            <text:p>1.194.932.74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697157.04" table:style-name="ce14">
            <text:p>4.697.157<text:s/></text:p>
          </table:table-cell>
          <table:table-cell office:value-type="float" office:value="14221247.600000001" table:style-name="ce14">
            <text:p>14.221.248<text:s/></text:p>
          </table:table-cell>
          <table:table-cell office:value-type="float" office:value="164009427.61999997" table:style-name="ce14">
            <text:p>164.009.428<text:s/></text:p>
          </table:table-cell>
          <table:table-cell office:value-type="float" office:value="3663913.24" table:style-name="ce14">
            <text:p>3.663.913<text:s/></text:p>
          </table:table-cell>
          <table:table-cell office:value-type="float" office:value="91449479.520000011" table:style-name="ce14">
            <text:p>91.449.480<text:s/></text:p>
          </table:table-cell>
          <table:table-cell office:value-type="float" office:value="62973583.770000003" table:style-name="ce14">
            <text:p>62.973.584<text:s/></text:p>
          </table:table-cell>
          <table:table-cell office:value-type="float" office:value="716129902.78999996" table:style-name="ce14">
            <text:p>716.129.903<text:s/></text:p>
          </table:table-cell>
          <table:table-cell office:value-type="float" office:value="86766849.579999998" table:style-name="ce14">
            <text:p>86.766.850<text:s/></text:p>
          </table:table-cell>
          <table:table-cell office:value-type="float" office:value="95820430.310000002" table:style-name="ce14">
            <text:p>95.820.430<text:s/></text:p>
          </table:table-cell>
          <table:table-cell office:value-type="float" office:value="22746411.329999998" table:style-name="ce14">
            <text:p>22.746.411<text:s/></text:p>
          </table:table-cell>
          <table:table-cell office:value-type="float" office:value="308730713.83999997" table:style-name="ce14">
            <text:p>308.730.714<text:s/></text:p>
          </table:table-cell>
          <table:table-cell office:value-type="float" office:value="37008558.369999997" table:style-name="ce14">
            <text:p>37.008.558<text:s/></text:p>
          </table:table-cell>
          <table:table-cell office:value-type="float" office:value="48376307.009999998" table:style-name="ce14">
            <text:p>48.376.307<text:s/></text:p>
          </table:table-cell>
          <table:table-cell office:value-type="float" office:value="43992279.370000005" table:style-name="ce14">
            <text:p>43.992.279<text:s/></text:p>
          </table:table-cell>
          <table:table-cell office:value-type="float" office:value="22010221.649999999" table:style-name="ce14">
            <text:p>22.010.222<text:s/></text:p>
          </table:table-cell>
          <table:table-cell office:value-type="float" office:value="77086866.579999998" table:style-name="ce14">
            <text:p>77.086.867<text:s/></text:p>
          </table:table-cell>
          <table:table-cell office:value-type="float" office:value="18439620.739999998" table:style-name="ce14">
            <text:p>18.439.621<text:s/></text:p>
          </table:table-cell>
          <table:table-cell office:value-type="float" office:value="291096512.64999998" table:style-name="ce14">
            <text:p>291.096.513<text:s/></text:p>
          </table:table-cell>
          <table:table-cell office:value-type="float" office:value="826508195.75999999" table:style-name="ce14">
            <text:p>826.508.196<text:s/></text:p>
          </table:table-cell>
          <table:table-cell office:value-type="float" office:value="20000525.75" table:style-name="ce14">
            <text:p>20.000.526<text:s/></text:p>
          </table:table-cell>
          <table:table-cell office:value-type="float" office:value="13851620.939999999" table:style-name="ce14">
            <text:p>13.851.621<text:s/></text:p>
          </table:table-cell>
          <table:table-cell office:value-type="float" office:value="5081682.17" table:style-name="ce14">
            <text:p>5.081.682<text:s/></text:p>
          </table:table-cell>
          <table:table-cell office:value-type="float" office:value="245981395.71999997" table:style-name="ce14">
            <text:p>245.981.396<text:s/></text:p>
          </table:table-cell>
          <table:table-cell office:value-type="float" office:value="224748874.46000001" table:style-name="ce14">
            <text:p>224.748.874<text:s/></text:p>
          </table:table-cell>
          <table:table-cell office:value-type="float" office:value="15406695.82" table:style-name="ce14">
            <text:p>15.406.696<text:s/></text:p>
          </table:table-cell>
          <table:table-cell office:value-type="float" office:value="2462889765.5300002" table:style-name="ce14">
            <text:p>2.462.889.766<text:s/></text:p>
          </table:table-cell>
          <table:table-cell office:value-type="float" office:value="11309621.039999999" table:style-name="ce14">
            <text:p>11.309.621<text:s/></text:p>
          </table:table-cell>
          <table:table-cell office:value-type="float" office:value="5934997860.1999998" table:style-name="ce15">
            <text:p>5.934.997.8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653742.7699999996" table:style-name="ce14">
            <text:p>6.653.743<text:s/></text:p>
          </table:table-cell>
          <table:table-cell office:value-type="float" office:value="25179377.25" table:style-name="ce14">
            <text:p>25.179.377<text:s/></text:p>
          </table:table-cell>
          <table:table-cell office:value-type="float" office:value="93190017.780000001" table:style-name="ce14">
            <text:p>93.190.018<text:s/></text:p>
          </table:table-cell>
          <table:table-cell office:value-type="float" office:value="4072985.1" table:style-name="ce14">
            <text:p>4.072.985<text:s/></text:p>
          </table:table-cell>
          <table:table-cell office:value-type="float" office:value="137772792.97" table:style-name="ce14">
            <text:p>137.772.793<text:s/></text:p>
          </table:table-cell>
          <table:table-cell office:value-type="float" office:value="159915527.44999999" table:style-name="ce14">
            <text:p>159.915.527<text:s/></text:p>
          </table:table-cell>
          <table:table-cell office:value-type="float" office:value="2853930102.27" table:style-name="ce14">
            <text:p>2.853.930.102<text:s/></text:p>
          </table:table-cell>
          <table:table-cell office:value-type="float" office:value="94374792.870000005" table:style-name="ce14">
            <text:p>94.374.793<text:s/></text:p>
          </table:table-cell>
          <table:table-cell office:value-type="float" office:value="101919985.43000001" table:style-name="ce14">
            <text:p>101.919.985<text:s/></text:p>
          </table:table-cell>
          <table:table-cell office:value-type="float" office:value="28922105.84" table:style-name="ce14">
            <text:p>28.922.106<text:s/></text:p>
          </table:table-cell>
          <table:table-cell office:value-type="float" office:value="462599968.61000001" table:style-name="ce14">
            <text:p>462.599.969<text:s/></text:p>
          </table:table-cell>
          <table:table-cell office:value-type="float" office:value="39085220.25" table:style-name="ce14">
            <text:p>39.085.220<text:s/></text:p>
          </table:table-cell>
          <table:table-cell office:value-type="float" office:value="65290679.399999999" table:style-name="ce14">
            <text:p>65.290.679<text:s/></text:p>
          </table:table-cell>
          <table:table-cell office:value-type="float" office:value="65044451.939999998" table:style-name="ce14">
            <text:p>65.044.452<text:s/></text:p>
          </table:table-cell>
          <table:table-cell office:value-type="float" office:value="45976004.909999996" table:style-name="ce14">
            <text:p>45.976.005<text:s/></text:p>
          </table:table-cell>
          <table:table-cell office:value-type="float" office:value="124644941.47" table:style-name="ce14">
            <text:p>124.644.941<text:s/></text:p>
          </table:table-cell>
          <table:table-cell office:value-type="float" office:value="24065167.66" table:style-name="ce14">
            <text:p>24.065.168<text:s/></text:p>
          </table:table-cell>
          <table:table-cell office:value-type="float" office:value="426179841.67000002" table:style-name="ce14">
            <text:p>426.179.842<text:s/></text:p>
          </table:table-cell>
          <table:table-cell office:value-type="float" office:value="2102444200.04" table:style-name="ce14">
            <text:p>2.102.444.200<text:s/></text:p>
          </table:table-cell>
          <table:table-cell office:value-type="float" office:value="40615506.100000001" table:style-name="ce14">
            <text:p>40.615.506<text:s/></text:p>
          </table:table-cell>
          <table:table-cell office:value-type="float" office:value="18674795.57" table:style-name="ce14">
            <text:p>18.674.796<text:s/></text:p>
          </table:table-cell>
          <table:table-cell office:value-type="float" office:value="6429024.9000000004" table:style-name="ce14">
            <text:p>6.429.025<text:s/></text:p>
          </table:table-cell>
          <table:table-cell office:value-type="float" office:value="433243529.17000002" table:style-name="ce14">
            <text:p>433.243.529<text:s/></text:p>
          </table:table-cell>
          <table:table-cell office:value-type="float" office:value="224482617.22" table:style-name="ce14">
            <text:p>224.482.617<text:s/></text:p>
          </table:table-cell>
          <table:table-cell office:value-type="float" office:value="26898084.77" table:style-name="ce14">
            <text:p>26.898.085<text:s/></text:p>
          </table:table-cell>
          <table:table-cell office:value-type="float" office:value="6199221240.5100002" table:style-name="ce14">
            <text:p>6.199.221.241<text:s/></text:p>
          </table:table-cell>
          <table:table-cell office:value-type="float" office:value="10191042.15" table:style-name="ce14">
            <text:p>10.191.042<text:s/></text:p>
          </table:table-cell>
          <table:table-cell office:value-type="float" office:value="13821017746.070002" table:style-name="ce15">
            <text:p>13.821.017.7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6278790" table:style-name="ce14">
            <text:p>6.278.790<text:s/></text:p>
          </table:table-cell>
          <table:table-cell office:value-type="float" office:value="22402486.09" table:style-name="ce14">
            <text:p>22.402.486<text:s/></text:p>
          </table:table-cell>
          <table:table-cell office:value-type="float" office:value="60546670.530000001" table:style-name="ce14">
            <text:p>60.546.671<text:s/></text:p>
          </table:table-cell>
          <table:table-cell office:value-type="float" office:value="3541736.69" table:style-name="ce14">
            <text:p>3.541.737<text:s/></text:p>
          </table:table-cell>
          <table:table-cell office:value-type="float" office:value="108052002.03" table:style-name="ce14">
            <text:p>108.052.002<text:s/></text:p>
          </table:table-cell>
          <table:table-cell office:value-type="float" office:value="115072758.26000001" table:style-name="ce14">
            <text:p>115.072.758<text:s/></text:p>
          </table:table-cell>
          <table:table-cell office:value-type="float" office:value="2185970918.1500001" table:style-name="ce14">
            <text:p>2.185.970.918<text:s/></text:p>
          </table:table-cell>
          <table:table-cell office:value-type="float" office:value="64163555.960000001" table:style-name="ce14">
            <text:p>64.163.556<text:s/></text:p>
          </table:table-cell>
          <table:table-cell office:value-type="float" office:value="82106096.489999995" table:style-name="ce14">
            <text:p>82.106.096<text:s/></text:p>
          </table:table-cell>
          <table:table-cell office:value-type="float" office:value="24708161.82" table:style-name="ce14">
            <text:p>24.708.162<text:s/></text:p>
          </table:table-cell>
          <table:table-cell office:value-type="float" office:value="340895565.35000002" table:style-name="ce14">
            <text:p>340.895.565<text:s/></text:p>
          </table:table-cell>
          <table:table-cell office:value-type="float" office:value="32439801.809999999" table:style-name="ce14">
            <text:p>32.439.802<text:s/></text:p>
          </table:table-cell>
          <table:table-cell office:value-type="float" office:value="53819549.759999998" table:style-name="ce14">
            <text:p>53.819.550<text:s/></text:p>
          </table:table-cell>
          <table:table-cell office:value-type="float" office:value="53659430.390000001" table:style-name="ce14">
            <text:p>53.659.430<text:s/></text:p>
          </table:table-cell>
          <table:table-cell office:value-type="float" office:value="42163386.939999998" table:style-name="ce14">
            <text:p>42.163.387<text:s/></text:p>
          </table:table-cell>
          <table:table-cell office:value-type="float" office:value="105101082.76000001" table:style-name="ce14">
            <text:p>105.101.083<text:s/></text:p>
          </table:table-cell>
          <table:table-cell office:value-type="float" office:value="21414906.52" table:style-name="ce14">
            <text:p>21.414.907<text:s/></text:p>
          </table:table-cell>
          <table:table-cell office:value-type="float" office:value="254165237.93000001" table:style-name="ce14">
            <text:p>254.165.238<text:s/></text:p>
          </table:table-cell>
          <table:table-cell office:value-type="float" office:value="953660392.75" table:style-name="ce14">
            <text:p>953.660.393<text:s/></text:p>
          </table:table-cell>
          <table:table-cell office:value-type="float" office:value="35694089.770000003" table:style-name="ce14">
            <text:p>35.694.090<text:s/></text:p>
          </table:table-cell>
          <table:table-cell office:value-type="float" office:value="16240229.310000001" table:style-name="ce14">
            <text:p>16.240.229<text:s/></text:p>
          </table:table-cell>
          <table:table-cell office:value-type="float" office:value="6047748.71" table:style-name="ce14">
            <text:p>6.047.749<text:s/></text:p>
          </table:table-cell>
          <table:table-cell office:value-type="float" office:value="304952852.56" table:style-name="ce14">
            <text:p>304.952.853<text:s/></text:p>
          </table:table-cell>
          <table:table-cell office:value-type="float" office:value="158951578.91999999" table:style-name="ce14">
            <text:p>158.951.579<text:s/></text:p>
          </table:table-cell>
          <table:table-cell office:value-type="float" office:value="22719668.190000001" table:style-name="ce14">
            <text:p>22.719.668<text:s/></text:p>
          </table:table-cell>
          <table:table-cell office:value-type="float" office:value="2396488854.3699999" table:style-name="ce14">
            <text:p>2.396.488.854<text:s/></text:p>
          </table:table-cell>
          <table:table-cell office:value-type="float" office:value="8596082.2899999991" table:style-name="ce14">
            <text:p>8.596.082<text:s/></text:p>
          </table:table-cell>
          <table:table-cell office:value-type="float" office:value="7479853634.3500004" table:style-name="ce15">
            <text:p>7.479.853.6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174609.32" table:style-name="ce14">
            <text:p>174.609<text:s/></text:p>
          </table:table-cell>
          <table:table-cell office:value-type="float" office:value="1275425.46" table:style-name="ce14">
            <text:p>1.275.425<text:s/></text:p>
          </table:table-cell>
          <table:table-cell office:value-type="float" office:value="7117528.6799999997" table:style-name="ce14">
            <text:p>7.117.529<text:s/></text:p>
          </table:table-cell>
          <table:table-cell office:value-type="float" office:value="78943.67" table:style-name="ce14">
            <text:p>78.944<text:s/></text:p>
          </table:table-cell>
          <table:table-cell office:value-type="float" office:value="11525391.789999999" table:style-name="ce14">
            <text:p>11.525.392<text:s/></text:p>
          </table:table-cell>
          <table:table-cell office:value-type="float" office:value="20779408.579999998" table:style-name="ce14">
            <text:p>20.779.409<text:s/></text:p>
          </table:table-cell>
          <table:table-cell office:value-type="float" office:value="435449191.03000003" table:style-name="ce14">
            <text:p>435.449.191<text:s/></text:p>
          </table:table-cell>
          <table:table-cell office:value-type="float" office:value="11598734.9" table:style-name="ce14">
            <text:p>11.598.735<text:s/></text:p>
          </table:table-cell>
          <table:table-cell office:value-type="float" office:value="8283285.7599999998" table:style-name="ce14">
            <text:p>8.283.286<text:s/></text:p>
          </table:table-cell>
          <table:table-cell office:value-type="float" office:value="1129367.6100000001" table:style-name="ce14">
            <text:p>1.129.368<text:s/></text:p>
          </table:table-cell>
          <table:table-cell office:value-type="float" office:value="60131226.219999999" table:style-name="ce14">
            <text:p>60.131.226<text:s/></text:p>
          </table:table-cell>
          <table:table-cell office:value-type="float" office:value="3934729.14" table:style-name="ce14">
            <text:p>3.934.729<text:s/></text:p>
          </table:table-cell>
          <table:table-cell office:value-type="float" office:value="6807565.5499999998" table:style-name="ce14">
            <text:p>6.807.566<text:s/></text:p>
          </table:table-cell>
          <table:table-cell office:value-type="float" office:value="6797753.29" table:style-name="ce14">
            <text:p>6.797.753<text:s/></text:p>
          </table:table-cell>
          <table:table-cell office:value-type="float" office:value="1856942.89" table:style-name="ce14">
            <text:p>1.856.943<text:s/></text:p>
          </table:table-cell>
          <table:table-cell office:value-type="float" office:value="7847923.3499999996" table:style-name="ce14">
            <text:p>7.847.923<text:s/></text:p>
          </table:table-cell>
          <table:table-cell office:value-type="float" office:value="780277.87" table:style-name="ce14">
            <text:p>780.278<text:s/></text:p>
          </table:table-cell>
          <table:table-cell office:value-type="float" office:value="121812542.11" table:style-name="ce14">
            <text:p>121.812.542<text:s/></text:p>
          </table:table-cell>
          <table:table-cell office:value-type="float" office:value="605078584.63" table:style-name="ce14">
            <text:p>605.078.585<text:s/></text:p>
          </table:table-cell>
          <table:table-cell office:value-type="float" office:value="1952902.54" table:style-name="ce14">
            <text:p>1.952.903<text:s/></text:p>
          </table:table-cell>
          <table:table-cell office:value-type="float" office:value="1754062.52" table:style-name="ce14">
            <text:p>1.754.063<text:s/></text:p>
          </table:table-cell>
          <table:table-cell office:value-type="float" office:value="145012.87" table:style-name="ce14">
            <text:p>145.013<text:s/></text:p>
          </table:table-cell>
          <table:table-cell office:value-type="float" office:value="77869509.849999994" table:style-name="ce14">
            <text:p>77.869.510<text:s/></text:p>
          </table:table-cell>
          <table:table-cell office:value-type="float" office:value="36946882.509999998" table:style-name="ce14">
            <text:p>36.946.883<text:s/></text:p>
          </table:table-cell>
          <table:table-cell office:value-type="float" office:value="2260784.5499999998" table:style-name="ce14">
            <text:p>2.260.785<text:s/></text:p>
          </table:table-cell>
          <table:table-cell office:value-type="float" office:value="2048365339.9100001" table:style-name="ce14">
            <text:p>2.048.365.340<text:s/></text:p>
          </table:table-cell>
          <table:table-cell office:value-type="float" office:value="512940.71" table:style-name="ce14">
            <text:p>512.941<text:s/></text:p>
          </table:table-cell>
          <table:table-cell office:value-type="float" office:value="3482266867.3099995" table:style-name="ce15">
            <text:p>3.482.266.8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8654.4599999999991" table:style-name="ce14">
            <text:p>8.654<text:s/></text:p>
          </table:table-cell>
          <table:table-cell office:value-type="float" office:value="147584.39000000001" table:style-name="ce14">
            <text:p>147.584<text:s/></text:p>
          </table:table-cell>
          <table:table-cell office:value-type="float" office:value="20872571.949999999" table:style-name="ce14">
            <text:p>20.872.572<text:s/></text:p>
          </table:table-cell>
          <table:table-cell office:value-type="float" office:value="54925.96" table:style-name="ce14">
            <text:p>54.926<text:s/></text:p>
          </table:table-cell>
          <table:table-cell office:value-type="float" office:value="7809724.8200000003" table:style-name="ce14">
            <text:p>7.809.725<text:s/></text:p>
          </table:table-cell>
          <table:table-cell office:value-type="float" office:value="5432504.4100000001" table:style-name="ce14">
            <text:p>5.432.504<text:s/></text:p>
          </table:table-cell>
          <table:table-cell office:value-type="float" office:value="87998134.450000003" table:style-name="ce14">
            <text:p>87.998.134<text:s/></text:p>
          </table:table-cell>
          <table:table-cell office:value-type="float" office:value="12546994.460000001" table:style-name="ce14">
            <text:p>12.546.994<text:s/></text:p>
          </table:table-cell>
          <table:table-cell office:value-type="float" office:value="5785419.8700000001" table:style-name="ce14">
            <text:p>5.785.420<text:s/></text:p>
          </table:table-cell>
          <table:table-cell office:value-type="float" office:value="833605.24" table:style-name="ce14">
            <text:p>833.605<text:s/></text:p>
          </table:table-cell>
          <table:table-cell office:value-type="float" office:value="29767845.719999999" table:style-name="ce14">
            <text:p>29.767.846<text:s/></text:p>
          </table:table-cell>
          <table:table-cell office:value-type="float" office:value="300501.67" table:style-name="ce14">
            <text:p>300.502<text:s/></text:p>
          </table:table-cell>
          <table:table-cell office:value-type="float" office:value="1555431.17" table:style-name="ce14">
            <text:p>1.555.431<text:s/></text:p>
          </table:table-cell>
          <table:table-cell office:value-type="float" office:value="1369674.3" table:style-name="ce14">
            <text:p>1.369.674<text:s/></text:p>
          </table:table-cell>
          <table:table-cell office:value-type="float" office:value="387728.15" table:style-name="ce14">
            <text:p>387.728<text:s/></text:p>
          </table:table-cell>
          <table:table-cell office:value-type="float" office:value="4520613.07" table:style-name="ce14">
            <text:p>4.520.613<text:s/></text:p>
          </table:table-cell>
          <table:table-cell office:value-type="float" office:value="265728.06" table:style-name="ce14">
            <text:p>265.728<text:s/></text:p>
          </table:table-cell>
          <table:table-cell office:value-type="float" office:value="27708920.539999999" table:style-name="ce14">
            <text:p>27.708.921<text:s/></text:p>
          </table:table-cell>
          <table:table-cell office:value-type="float" office:value="432212369.00999999" table:style-name="ce14">
            <text:p>432.212.369<text:s/></text:p>
          </table:table-cell>
          <table:table-cell office:value-type="float" office:value="1301670.72" table:style-name="ce14">
            <text:p>1.301.671<text:s/></text:p>
          </table:table-cell>
          <table:table-cell office:value-type="float" office:value="91507.83" table:style-name="ce14">
            <text:p>91.508<text:s/></text:p>
          </table:table-cell>
          <table:table-cell office:value-type="float" office:value="4824.4399999999996" table:style-name="ce14">
            <text:p>4.824<text:s/></text:p>
          </table:table-cell>
          <table:table-cell office:value-type="float" office:value="15984440.51" table:style-name="ce14">
            <text:p>15.984.441<text:s/></text:p>
          </table:table-cell>
          <table:table-cell office:value-type="float" office:value="13936977.140000001" table:style-name="ce14">
            <text:p>13.936.977<text:s/></text:p>
          </table:table-cell>
          <table:table-cell office:value-type="float" office:value="315932.03999999998" table:style-name="ce14">
            <text:p>315.932<text:s/></text:p>
          </table:table-cell>
          <table:table-cell office:value-type="float" office:value="1351288004.8599999" table:style-name="ce14">
            <text:p>1.351.288.005<text:s/></text:p>
          </table:table-cell>
          <table:table-cell office:value-type="float" office:value="311213.40999999997" table:style-name="ce14">
            <text:p>311.213<text:s/></text:p>
          </table:table-cell>
          <table:table-cell office:value-type="float" office:value="2022813502.6500001" table:style-name="ce15">
            <text:p>2.022.813.50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191688.99" table:style-name="ce14">
            <text:p>191.689<text:s/></text:p>
          </table:table-cell>
          <table:table-cell office:value-type="float" office:value="1353881.31" table:style-name="ce14">
            <text:p>1.353.881<text:s/></text:p>
          </table:table-cell>
          <table:table-cell office:value-type="float" office:value="4653246.62" table:style-name="ce14">
            <text:p>4.653.247<text:s/></text:p>
          </table:table-cell>
          <table:table-cell office:value-type="float" office:value="397378.78" table:style-name="ce14">
            <text:p>397.379<text:s/></text:p>
          </table:table-cell>
          <table:table-cell office:value-type="float" office:value="10385674.33" table:style-name="ce14">
            <text:p>10.385.674<text:s/></text:p>
          </table:table-cell>
          <table:table-cell office:value-type="float" office:value="18630856.199999999" table:style-name="ce14">
            <text:p>18.630.856<text:s/></text:p>
          </table:table-cell>
          <table:table-cell office:value-type="float" office:value="144511858.63999999" table:style-name="ce14">
            <text:p>144.511.859<text:s/></text:p>
          </table:table-cell>
          <table:table-cell office:value-type="float" office:value="6065507.5500000007" table:style-name="ce14">
            <text:p>6.065.508<text:s/></text:p>
          </table:table-cell>
          <table:table-cell office:value-type="float" office:value="5745183.3100000005" table:style-name="ce14">
            <text:p>5.745.183<text:s/></text:p>
          </table:table-cell>
          <table:table-cell office:value-type="float" office:value="2250971.17" table:style-name="ce14">
            <text:p>2.250.971<text:s/></text:p>
          </table:table-cell>
          <table:table-cell office:value-type="float" office:value="31805331.32" table:style-name="ce14">
            <text:p>31.805.331<text:s/></text:p>
          </table:table-cell>
          <table:table-cell office:value-type="float" office:value="2410187.6300000004" table:style-name="ce14">
            <text:p>2.410.188<text:s/></text:p>
          </table:table-cell>
          <table:table-cell office:value-type="float" office:value="3108132.92" table:style-name="ce14">
            <text:p>3.108.133<text:s/></text:p>
          </table:table-cell>
          <table:table-cell office:value-type="float" office:value="3217593.96" table:style-name="ce14">
            <text:p>3.217.594<text:s/></text:p>
          </table:table-cell>
          <table:table-cell office:value-type="float" office:value="1567946.9300000002" table:style-name="ce14">
            <text:p>1.567.947<text:s/></text:p>
          </table:table-cell>
          <table:table-cell office:value-type="float" office:value="7175322.29" table:style-name="ce14">
            <text:p>7.175.322<text:s/></text:p>
          </table:table-cell>
          <table:table-cell office:value-type="float" office:value="1604255.2100000002" table:style-name="ce14">
            <text:p>1.604.255<text:s/></text:p>
          </table:table-cell>
          <table:table-cell office:value-type="float" office:value="22493141.09" table:style-name="ce14">
            <text:p>22.493.141<text:s/></text:p>
          </table:table-cell>
          <table:table-cell office:value-type="float" office:value="111492853.65000001" table:style-name="ce14">
            <text:p>111.492.854<text:s/></text:p>
          </table:table-cell>
          <table:table-cell office:value-type="float" office:value="1666843.0699999998" table:style-name="ce14">
            <text:p>1.666.843<text:s/></text:p>
          </table:table-cell>
          <table:table-cell office:value-type="float" office:value="588995.91" table:style-name="ce14">
            <text:p>588.996<text:s/></text:p>
          </table:table-cell>
          <table:table-cell office:value-type="float" office:value="231438.87999999998" table:style-name="ce14">
            <text:p>231.439<text:s/></text:p>
          </table:table-cell>
          <table:table-cell office:value-type="float" office:value="34436726.25" table:style-name="ce14">
            <text:p>34.436.726<text:s/></text:p>
          </table:table-cell>
          <table:table-cell office:value-type="float" office:value="14647178.649999999" table:style-name="ce14">
            <text:p>14.647.179<text:s/></text:p>
          </table:table-cell>
          <table:table-cell office:value-type="float" office:value="1601699.9900000002" table:style-name="ce14">
            <text:p>1.601.700<text:s/></text:p>
          </table:table-cell>
          <table:table-cell office:value-type="float" office:value="403079041.37" table:style-name="ce14">
            <text:p>403.079.041<text:s/></text:p>
          </table:table-cell>
          <table:table-cell office:value-type="float" office:value="770805.74" table:style-name="ce14">
            <text:p>770.806<text:s/></text:p>
          </table:table-cell>
          <table:table-cell office:value-type="float" office:value="836083741.75999999" table:style-name="ce15">
            <text:p>836.083.74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90481.19" table:style-name="ce14">
            <text:p>90.481<text:s/></text:p>
          </table:table-cell>
          <table:table-cell office:value-type="float" office:value="243852.45" table:style-name="ce14">
            <text:p>243.852<text:s/></text:p>
          </table:table-cell>
          <table:table-cell office:value-type="float" office:value="1311914.55" table:style-name="ce14">
            <text:p>1.311.915<text:s/></text:p>
          </table:table-cell>
          <table:table-cell office:value-type="float" office:value="70692.19" table:style-name="ce14">
            <text:p>70.692<text:s/></text:p>
          </table:table-cell>
          <table:table-cell office:value-type="float" office:value="2779299.39" table:style-name="ce14">
            <text:p>2.779.299<text:s/></text:p>
          </table:table-cell>
          <table:table-cell office:value-type="float" office:value="5760153.9800000004" table:style-name="ce14">
            <text:p>5.760.154<text:s/></text:p>
          </table:table-cell>
          <table:table-cell office:value-type="float" office:value="533323797.69999999" table:style-name="ce14">
            <text:p>533.323.798<text:s/></text:p>
          </table:table-cell>
          <table:table-cell office:value-type="float" office:value="8654447.8000000007" table:style-name="ce14">
            <text:p>8.654.448<text:s/></text:p>
          </table:table-cell>
          <table:table-cell office:value-type="float" office:value="3854898.65" table:style-name="ce14">
            <text:p>3.854.899<text:s/></text:p>
          </table:table-cell>
          <table:table-cell office:value-type="float" office:value="326641.06" table:style-name="ce14">
            <text:p>326.641<text:s/></text:p>
          </table:table-cell>
          <table:table-cell office:value-type="float" office:value="58103240.189999998" table:style-name="ce14">
            <text:p>58.103.240<text:s/></text:p>
          </table:table-cell>
          <table:table-cell office:value-type="float" office:value="1570181.81" table:style-name="ce14">
            <text:p>1.570.182<text:s/></text:p>
          </table:table-cell>
          <table:table-cell office:value-type="float" office:value="5022921.93" table:style-name="ce14">
            <text:p>5.022.922<text:s/></text:p>
          </table:table-cell>
          <table:table-cell office:value-type="float" office:value="8113913.5300000003" table:style-name="ce14">
            <text:p>8.113.914<text:s/></text:p>
          </table:table-cell>
          <table:table-cell office:value-type="float" office:value="769354.03" table:style-name="ce14">
            <text:p>769.354<text:s/></text:p>
          </table:table-cell>
          <table:table-cell office:value-type="float" office:value="8990567.5800000001" table:style-name="ce14">
            <text:p>8.990.568<text:s/></text:p>
          </table:table-cell>
          <table:table-cell office:value-type="float" office:value="119065.2" table:style-name="ce14">
            <text:p>119.065<text:s/></text:p>
          </table:table-cell>
          <table:table-cell office:value-type="float" office:value="92928258.519999996" table:style-name="ce14">
            <text:p>92.928.259<text:s/></text:p>
          </table:table-cell>
          <table:table-cell office:value-type="float" office:value="155064698.15000001" table:style-name="ce14">
            <text:p>155.064.698<text:s/></text:p>
          </table:table-cell>
          <table:table-cell office:value-type="float" office:value="1250865.07" table:style-name="ce14">
            <text:p>1.250.865<text:s/></text:p>
          </table:table-cell>
          <table:table-cell office:value-type="float" office:value="2214149.19" table:style-name="ce14">
            <text:p>2.214.149<text:s/></text:p>
          </table:table-cell>
          <table:table-cell office:value-type="float" office:value="14868.26" table:style-name="ce14">
            <text:p>14.868<text:s/></text:p>
          </table:table-cell>
          <table:table-cell office:value-type="float" office:value="56874869.880000003" table:style-name="ce14">
            <text:p>56.874.870<text:s/></text:p>
          </table:table-cell>
          <table:table-cell office:value-type="float" office:value="11435983.699999999" table:style-name="ce14">
            <text:p>11.435.984<text:s/></text:p>
          </table:table-cell>
          <table:table-cell office:value-type="float" office:value="2822203.24" table:style-name="ce14">
            <text:p>2.822.203<text:s/></text:p>
          </table:table-cell>
          <table:table-cell office:value-type="float" office:value="1796961910.74" table:style-name="ce14">
            <text:p>1.796.961.911<text:s/></text:p>
          </table:table-cell>
          <table:table-cell office:value-type="float" office:value="104656.46" table:style-name="ce14">
            <text:p>104.656<text:s/></text:p>
          </table:table-cell>
          <table:table-cell office:value-type="float" office:value="2758777886.4400001" table:style-name="ce15">
            <text:p>2.758.777.8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531676.81999999995" table:style-name="ce14">
            <text:p>531.677<text:s/></text:p>
          </table:table-cell>
          <table:table-cell office:value-type="float" office:value="1379156.01" table:style-name="ce14">
            <text:p>1.379.156<text:s/></text:p>
          </table:table-cell>
          <table:table-cell office:value-type="float" office:value="932649.14" table:style-name="ce14">
            <text:p>932.649<text:s/></text:p>
          </table:table-cell>
          <table:table-cell office:value-type="float" office:value="588487.97" table:style-name="ce14">
            <text:p>588.488<text:s/></text:p>
          </table:table-cell>
          <table:table-cell office:value-type="float" office:value="29848906.670000002" table:style-name="ce14">
            <text:p>29.848.907<text:s/></text:p>
          </table:table-cell>
          <table:table-cell office:value-type="float" office:value="1916443.13" table:style-name="ce14">
            <text:p>1.916.443<text:s/></text:p>
          </table:table-cell>
          <table:table-cell office:value-type="float" office:value="709202.55999999994" table:style-name="ce14">
            <text:p>709.203<text:s/></text:p>
          </table:table-cell>
          <table:table-cell office:value-type="float" office:value="5536906.21" table:style-name="ce14">
            <text:p>5.536.906<text:s/></text:p>
          </table:table-cell>
          <table:table-cell office:value-type="float" office:value="70151498.599999994" table:style-name="ce14">
            <text:p>70.151.499<text:s/></text:p>
          </table:table-cell>
          <table:table-cell office:value-type="float" office:value="5609432.5899999999" table:style-name="ce14">
            <text:p>5.609.433<text:s/></text:p>
          </table:table-cell>
          <table:table-cell office:value-type="float" office:value="76978911.670000002" table:style-name="ce14">
            <text:p>76.978.912<text:s/></text:p>
          </table:table-cell>
          <table:table-cell office:value-type="float" office:value="101463001.23" table:style-name="ce14">
            <text:p>101.463.001<text:s/></text:p>
          </table:table-cell>
          <table:table-cell office:value-type="float" office:value="92054116.849999994" table:style-name="ce14">
            <text:p>92.054.117<text:s/></text:p>
          </table:table-cell>
          <table:table-cell office:value-type="float" office:value="13895775.720000001" table:style-name="ce14">
            <text:p>13.895.776<text:s/></text:p>
          </table:table-cell>
          <table:table-cell office:value-type="float" office:value="1053499.93" table:style-name="ce14">
            <text:p>1.053.500<text:s/></text:p>
          </table:table-cell>
          <table:table-cell office:value-type="float" office:value="2229571.37" table:style-name="ce14">
            <text:p>2.229.571<text:s/></text:p>
          </table:table-cell>
          <table:table-cell office:value-type="float" office:value="7777653.4299999997" table:style-name="ce14">
            <text:p>7.777.653<text:s/></text:p>
          </table:table-cell>
          <table:table-cell office:value-type="float" office:value="82688415.260000005" table:style-name="ce14">
            <text:p>82.688.415<text:s/></text:p>
          </table:table-cell>
          <table:table-cell office:value-type="float" office:value="6605186.29" table:style-name="ce14">
            <text:p>6.605.186<text:s/></text:p>
          </table:table-cell>
          <table:table-cell office:value-type="float" office:value="1244339.22" table:style-name="ce14">
            <text:p>1.244.339<text:s/></text:p>
          </table:table-cell>
          <table:table-cell office:value-type="float" office:value="3215431.12" table:style-name="ce14">
            <text:p>3.215.431<text:s/></text:p>
          </table:table-cell>
          <table:table-cell office:value-type="float" office:value="619724.52" table:style-name="ce14">
            <text:p>619.725<text:s/></text:p>
          </table:table-cell>
          <table:table-cell office:value-type="float" office:value="69973774.510000005" table:style-name="ce14">
            <text:p>69.973.775<text:s/></text:p>
          </table:table-cell>
          <table:table-cell office:value-type="float" office:value="15349705.029999999" table:style-name="ce14">
            <text:p>15.349.705<text:s/></text:p>
          </table:table-cell>
          <table:table-cell office:value-type="float" office:value="1334153.8700000001" table:style-name="ce14">
            <text:p>1.334.154<text:s/></text:p>
          </table:table-cell>
          <table:table-cell office:value-type="float" office:value="165009518.09" table:style-name="ce14">
            <text:p>165.009.518<text:s/></text:p>
          </table:table-cell>
          <table:table-cell office:value-type="float" office:value="9989310.7300000004" table:style-name="ce14">
            <text:p>9.989.311<text:s/></text:p>
          </table:table-cell>
          <table:table-cell office:value-type="float" office:value="768686448.5400002" table:style-name="ce15">
            <text:p>768.686.44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1248174.279999999" table:style-name="ce14">
            <text:p>11.248.174<text:s/></text:p>
          </table:table-cell>
          <table:table-cell office:value-type="float" office:value="36948492.359999999" table:style-name="ce14">
            <text:p>36.948.492<text:s/></text:p>
          </table:table-cell>
          <table:table-cell office:value-type="float" office:value="311988923.52999997" table:style-name="ce14">
            <text:p>311.988.924<text:s/></text:p>
          </table:table-cell>
          <table:table-cell office:value-type="float" office:value="5733200.6200000001" table:style-name="ce14">
            <text:p>5.733.201<text:s/></text:p>
          </table:table-cell>
          <table:table-cell office:value-type="float" office:value="402123619.82999998" table:style-name="ce14">
            <text:p>402.123.620<text:s/></text:p>
          </table:table-cell>
          <table:table-cell office:value-type="float" office:value="260926819.38" table:style-name="ce14">
            <text:p>260.926.819<text:s/></text:p>
          </table:table-cell>
          <table:table-cell office:value-type="float" office:value="725162525.81999993" table:style-name="ce14">
            <text:p>725.162.526<text:s/></text:p>
          </table:table-cell>
          <table:table-cell office:value-type="float" office:value="238325967.28999999" table:style-name="ce14">
            <text:p>238.325.967<text:s/></text:p>
          </table:table-cell>
          <table:table-cell office:value-type="float" office:value="212352610.56999999" table:style-name="ce14">
            <text:p>212.352.611<text:s/></text:p>
          </table:table-cell>
          <table:table-cell office:value-type="float" office:value="134077028.09" table:style-name="ce14">
            <text:p>134.077.028<text:s/></text:p>
          </table:table-cell>
          <table:table-cell office:value-type="float" office:value="826793664.63999999" table:style-name="ce14">
            <text:p>826.793.665<text:s/></text:p>
          </table:table-cell>
          <table:table-cell office:value-type="float" office:value="72011614.379999995" table:style-name="ce14">
            <text:p>72.011.614<text:s/></text:p>
          </table:table-cell>
          <table:table-cell office:value-type="float" office:value="106735596.09" table:style-name="ce14">
            <text:p>106.735.596<text:s/></text:p>
          </table:table-cell>
          <table:table-cell office:value-type="float" office:value="91590964.790000007" table:style-name="ce14">
            <text:p>91.590.965<text:s/></text:p>
          </table:table-cell>
          <table:table-cell office:value-type="float" office:value="60182859.32" table:style-name="ce14">
            <text:p>60.182.859<text:s/></text:p>
          </table:table-cell>
          <table:table-cell office:value-type="float" office:value="387639252.63999999" table:style-name="ce14">
            <text:p>387.639.253<text:s/></text:p>
          </table:table-cell>
          <table:table-cell office:value-type="float" office:value="37500740.170000002" table:style-name="ce14">
            <text:p>37.500.740<text:s/></text:p>
          </table:table-cell>
          <table:table-cell office:value-type="float" office:value="921639827.15999997" table:style-name="ce14">
            <text:p>921.639.827<text:s/></text:p>
          </table:table-cell>
          <table:table-cell office:value-type="float" office:value="3085269925.4699998" table:style-name="ce14">
            <text:p>3.085.269.925<text:s/></text:p>
          </table:table-cell>
          <table:table-cell office:value-type="float" office:value="54920142.729999997" table:style-name="ce14">
            <text:p>54.920.143<text:s/></text:p>
          </table:table-cell>
          <table:table-cell office:value-type="float" office:value="35089292.479999997" table:style-name="ce14">
            <text:p>35.089.292<text:s/></text:p>
          </table:table-cell>
          <table:table-cell office:value-type="float" office:value="6135904.6799999997" table:style-name="ce14">
            <text:p>6.135.905<text:s/></text:p>
          </table:table-cell>
          <table:table-cell office:value-type="float" office:value="860194726.19000006" table:style-name="ce14">
            <text:p>860.194.726<text:s/></text:p>
          </table:table-cell>
          <table:table-cell office:value-type="float" office:value="783827561.09000003" table:style-name="ce14">
            <text:p>783.827.561<text:s/></text:p>
          </table:table-cell>
          <table:table-cell office:value-type="float" office:value="42198036.640000001" table:style-name="ce14">
            <text:p>42.198.037<text:s/></text:p>
          </table:table-cell>
          <table:table-cell office:value-type="float" office:value="7181433540.2799997" table:style-name="ce14">
            <text:p>7.181.433.540<text:s/></text:p>
          </table:table-cell>
          <table:table-cell office:value-type="float" office:value="27375401.789999999" table:style-name="ce14">
            <text:p>27.375.402<text:s/></text:p>
          </table:table-cell>
          <table:table-cell office:value-type="float" office:value="16919426412.310001" table:style-name="ce15">
            <text:p>16.919.426.4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3175.01" table:style-name="ce14">
            <text:p>3.175<text:s/></text:p>
          </table:table-cell>
          <table:table-cell office:value-type="float" office:value="60605.55" table:style-name="ce14">
            <text:p>60.606<text:s/></text:p>
          </table:table-cell>
          <table:table-cell office:value-type="float" office:value="194175.39" table:style-name="ce14">
            <text:p>194.175<text:s/></text:p>
          </table:table-cell>
          <table:table-cell office:value-type="float" office:value="22657.01" table:style-name="ce14">
            <text:p>22.657<text:s/></text:p>
          </table:table-cell>
          <table:table-cell office:value-type="float" office:value="2107308.6" table:style-name="ce14">
            <text:p>2.107.309<text:s/></text:p>
          </table:table-cell>
          <table:table-cell office:value-type="float" office:value="18247626.84" table:style-name="ce14">
            <text:p>18.247.627<text:s/></text:p>
          </table:table-cell>
          <table:table-cell office:value-type="float" office:value="266465351.59" table:style-name="ce14">
            <text:p>266.465.352<text:s/></text:p>
          </table:table-cell>
          <table:table-cell office:value-type="float" office:value="5936122.7599999998" table:style-name="ce14">
            <text:p>5.936.123<text:s/></text:p>
          </table:table-cell>
          <table:table-cell office:value-type="float" office:value="335780.87" table:style-name="ce14">
            <text:p>335.781<text:s/></text:p>
          </table:table-cell>
          <table:table-cell office:value-type="float" office:value="24430.51" table:style-name="ce14">
            <text:p>24.431<text:s/></text:p>
          </table:table-cell>
          <table:table-cell office:value-type="float" office:value="22283392.199999999" table:style-name="ce14">
            <text:p>22.283.392<text:s/></text:p>
          </table:table-cell>
          <table:table-cell office:value-type="float" office:value="18518.900000000001" table:style-name="ce14">
            <text:p>18.519<text:s/></text:p>
          </table:table-cell>
          <table:table-cell office:value-type="float" office:value="140625.60000000001" table:style-name="ce14">
            <text:p>140.626<text:s/></text:p>
          </table:table-cell>
          <table:table-cell office:value-type="float" office:value="8882780.75" table:style-name="ce14">
            <text:p>8.882.781<text:s/></text:p>
          </table:table-cell>
          <table:table-cell office:value-type="float" office:value="37974.89" table:style-name="ce14">
            <text:p>37.975<text:s/></text:p>
          </table:table-cell>
          <table:table-cell office:value-type="float" office:value="8696605.3000000007" table:style-name="ce14">
            <text:p>8.696.605<text:s/></text:p>
          </table:table-cell>
          <table:table-cell office:value-type="float" office:value="44152.63" table:style-name="ce14">
            <text:p>44.153<text:s/></text:p>
          </table:table-cell>
          <table:table-cell office:value-type="float" office:value="42182981.270000003" table:style-name="ce14">
            <text:p>42.182.981<text:s/></text:p>
          </table:table-cell>
          <table:table-cell office:value-type="float" office:value="181106498.47" table:style-name="ce14">
            <text:p>181.106.498<text:s/></text:p>
          </table:table-cell>
          <table:table-cell office:value-type="float" office:value="188636.28" table:style-name="ce14">
            <text:p>188.636<text:s/></text:p>
          </table:table-cell>
          <table:table-cell office:value-type="float" office:value="42387.12" table:style-name="ce14">
            <text:p>42.387<text:s/></text:p>
          </table:table-cell>
          <table:table-cell office:value-type="float" office:value="6034.43" table:style-name="ce14">
            <text:p>6.034<text:s/></text:p>
          </table:table-cell>
          <table:table-cell office:value-type="float" office:value="33740686.740000002" table:style-name="ce14">
            <text:p>33.740.687<text:s/></text:p>
          </table:table-cell>
          <table:table-cell office:value-type="float" office:value="1295606.02" table:style-name="ce14">
            <text:p>1.295.606<text:s/></text:p>
          </table:table-cell>
          <table:table-cell office:value-type="float" office:value="1614953.41" table:style-name="ce14">
            <text:p>1.614.953<text:s/></text:p>
          </table:table-cell>
          <table:table-cell office:value-type="float" office:value="891376545.10000002" table:style-name="ce14">
            <text:p>891.376.545<text:s/></text:p>
          </table:table-cell>
          <table:table-cell office:value-type="float" office:value="20054.45" table:style-name="ce14">
            <text:p>20.054<text:s/></text:p>
          </table:table-cell>
          <table:table-cell office:value-type="float" office:value="1485075667.6899998" table:style-name="ce15">
            <text:p>1.485.075.6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1244999.27" table:style-name="ce14">
            <text:p>11.244.999<text:s/></text:p>
          </table:table-cell>
          <table:table-cell office:value-type="float" office:value="36887886.810000002" table:style-name="ce14">
            <text:p>36.887.887<text:s/></text:p>
          </table:table-cell>
          <table:table-cell office:value-type="float" office:value="311794748.13999999" table:style-name="ce14">
            <text:p>311.794.748<text:s/></text:p>
          </table:table-cell>
          <table:table-cell office:value-type="float" office:value="5710543.6099999994" table:style-name="ce14">
            <text:p>5.710.544<text:s/></text:p>
          </table:table-cell>
          <table:table-cell office:value-type="float" office:value="400016311.23000002" table:style-name="ce14">
            <text:p>400.016.311<text:s/></text:p>
          </table:table-cell>
          <table:table-cell office:value-type="float" office:value="242679192.53999999" table:style-name="ce14">
            <text:p>242.679.193<text:s/></text:p>
          </table:table-cell>
          <table:table-cell office:value-type="float" office:value="458697174.23000002" table:style-name="ce14">
            <text:p>458.697.174<text:s/></text:p>
          </table:table-cell>
          <table:table-cell office:value-type="float" office:value="232389844.53" table:style-name="ce14">
            <text:p>232.389.845<text:s/></text:p>
          </table:table-cell>
          <table:table-cell office:value-type="float" office:value="212016829.70000002" table:style-name="ce14">
            <text:p>212.016.830<text:s/></text:p>
          </table:table-cell>
          <table:table-cell office:value-type="float" office:value="134052597.58000001" table:style-name="ce14">
            <text:p>134.052.598<text:s/></text:p>
          </table:table-cell>
          <table:table-cell office:value-type="float" office:value="804510272.43999994" table:style-name="ce14">
            <text:p>804.510.272<text:s/></text:p>
          </table:table-cell>
          <table:table-cell office:value-type="float" office:value="71993095.480000004" table:style-name="ce14">
            <text:p>71.993.095<text:s/></text:p>
          </table:table-cell>
          <table:table-cell office:value-type="float" office:value="106594970.48999999" table:style-name="ce14">
            <text:p>106.594.970<text:s/></text:p>
          </table:table-cell>
          <table:table-cell office:value-type="float" office:value="82708184.040000007" table:style-name="ce14">
            <text:p>82.708.184<text:s/></text:p>
          </table:table-cell>
          <table:table-cell office:value-type="float" office:value="60144884.430000007" table:style-name="ce14">
            <text:p>60.144.884<text:s/></text:p>
          </table:table-cell>
          <table:table-cell office:value-type="float" office:value="378942647.33999997" table:style-name="ce14">
            <text:p>378.942.647<text:s/></text:p>
          </table:table-cell>
          <table:table-cell office:value-type="float" office:value="37456587.539999999" table:style-name="ce14">
            <text:p>37.456.588<text:s/></text:p>
          </table:table-cell>
          <table:table-cell office:value-type="float" office:value="879456845.88999999" table:style-name="ce14">
            <text:p>879.456.846<text:s/></text:p>
          </table:table-cell>
          <table:table-cell office:value-type="float" office:value="2904163426.9999995" table:style-name="ce14">
            <text:p>2.904.163.427<text:s/></text:p>
          </table:table-cell>
          <table:table-cell office:value-type="float" office:value="54731506.449999996" table:style-name="ce14">
            <text:p>54.731.506<text:s/></text:p>
          </table:table-cell>
          <table:table-cell office:value-type="float" office:value="35046905.359999999" table:style-name="ce14">
            <text:p>35.046.905<text:s/></text:p>
          </table:table-cell>
          <table:table-cell office:value-type="float" office:value="6129870.2499999991" table:style-name="ce14">
            <text:p>6.129.870<text:s/></text:p>
          </table:table-cell>
          <table:table-cell office:value-type="float" office:value="826454039.44999993" table:style-name="ce14">
            <text:p>826.454.039<text:s/></text:p>
          </table:table-cell>
          <table:table-cell office:value-type="float" office:value="782531955.07000005" table:style-name="ce14">
            <text:p>782.531.955<text:s/></text:p>
          </table:table-cell>
          <table:table-cell office:value-type="float" office:value="40583083.229999997" table:style-name="ce14">
            <text:p>40.583.083<text:s/></text:p>
          </table:table-cell>
          <table:table-cell office:value-type="float" office:value="6290056995.1799994" table:style-name="ce14">
            <text:p>6.290.056.995<text:s/></text:p>
          </table:table-cell>
          <table:table-cell office:value-type="float" office:value="27355347.34" table:style-name="ce14">
            <text:p>27.355.347<text:s/></text:p>
          </table:table-cell>
          <table:table-cell office:value-type="float" office:value="15434350744.619999" table:style-name="ce15">
            <text:p>15.434.350.7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485033.51" table:style-name="ce14">
            <text:p>3.485.034<text:s/></text:p>
          </table:table-cell>
          <table:table-cell office:value-type="float" office:value="14781742.17" table:style-name="ce14">
            <text:p>14.781.742<text:s/></text:p>
          </table:table-cell>
          <table:table-cell office:value-type="float" office:value="78142416.409999996" table:style-name="ce14">
            <text:p>78.142.416<text:s/></text:p>
          </table:table-cell>
          <table:table-cell office:value-type="float" office:value="2816936.26" table:style-name="ce14">
            <text:p>2.816.936<text:s/></text:p>
          </table:table-cell>
          <table:table-cell office:value-type="float" office:value="117316118.88" table:style-name="ce14">
            <text:p>117.316.119<text:s/></text:p>
          </table:table-cell>
          <table:table-cell office:value-type="float" office:value="72853196.739999995" table:style-name="ce14">
            <text:p>72.853.197<text:s/></text:p>
          </table:table-cell>
          <table:table-cell office:value-type="float" office:value="341325337.26999998" table:style-name="ce14">
            <text:p>341.325.337<text:s/></text:p>
          </table:table-cell>
          <table:table-cell office:value-type="float" office:value="71700718.879999995" table:style-name="ce14">
            <text:p>71.700.719<text:s/></text:p>
          </table:table-cell>
          <table:table-cell office:value-type="float" office:value="69940766.590000004" table:style-name="ce14">
            <text:p>69.940.767<text:s/></text:p>
          </table:table-cell>
          <table:table-cell office:value-type="float" office:value="39409576.140000001" table:style-name="ce14">
            <text:p>39.409.576<text:s/></text:p>
          </table:table-cell>
          <table:table-cell office:value-type="float" office:value="283078007.12" table:style-name="ce14">
            <text:p>283.078.007<text:s/></text:p>
          </table:table-cell>
          <table:table-cell office:value-type="float" office:value="26325734.870000001" table:style-name="ce14">
            <text:p>26.325.735<text:s/></text:p>
          </table:table-cell>
          <table:table-cell office:value-type="float" office:value="39083514.289999999" table:style-name="ce14">
            <text:p>39.083.514<text:s/></text:p>
          </table:table-cell>
          <table:table-cell office:value-type="float" office:value="35590313.329999998" table:style-name="ce14">
            <text:p>35.590.313<text:s/></text:p>
          </table:table-cell>
          <table:table-cell office:value-type="float" office:value="20899267.489999998" table:style-name="ce14">
            <text:p>20.899.267<text:s/></text:p>
          </table:table-cell>
          <table:table-cell office:value-type="float" office:value="105818486.98" table:style-name="ce14">
            <text:p>105.818.487<text:s/></text:p>
          </table:table-cell>
          <table:table-cell office:value-type="float" office:value="14884343.949999999" table:style-name="ce14">
            <text:p>14.884.344<text:s/></text:p>
          </table:table-cell>
          <table:table-cell office:value-type="float" office:value="252222391.94999999" table:style-name="ce14">
            <text:p>252.222.392<text:s/></text:p>
          </table:table-cell>
          <table:table-cell office:value-type="float" office:value="711505442.13" table:style-name="ce14">
            <text:p>711.505.442<text:s/></text:p>
          </table:table-cell>
          <table:table-cell office:value-type="float" office:value="30762885.789999999" table:style-name="ce14">
            <text:p>30.762.886<text:s/></text:p>
          </table:table-cell>
          <table:table-cell office:value-type="float" office:value="14953539.050000001" table:style-name="ce14">
            <text:p>14.953.539<text:s/></text:p>
          </table:table-cell>
          <table:table-cell office:value-type="float" office:value="2691072.99" table:style-name="ce14">
            <text:p>2.691.073<text:s/></text:p>
          </table:table-cell>
          <table:table-cell office:value-type="float" office:value="234103042.97" table:style-name="ce14">
            <text:p>234.103.043<text:s/></text:p>
          </table:table-cell>
          <table:table-cell office:value-type="float" office:value="195706906.30000001" table:style-name="ce14">
            <text:p>195.706.906<text:s/></text:p>
          </table:table-cell>
          <table:table-cell office:value-type="float" office:value="13166683.710000001" table:style-name="ce14">
            <text:p>13.166.684<text:s/></text:p>
          </table:table-cell>
          <table:table-cell office:value-type="float" office:value="1742230548.76" table:style-name="ce14">
            <text:p>1.742.230.549<text:s/></text:p>
          </table:table-cell>
          <table:table-cell office:value-type="float" office:value="12342589.640000001" table:style-name="ce14">
            <text:p>12.342.590<text:s/></text:p>
          </table:table-cell>
          <table:table-cell office:value-type="float" office:value="4547136614.1700001" table:style-name="ce15">
            <text:p>4.547.136.61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515.92999999999995" table:style-name="ce14">
            <text:p>516<text:s/></text:p>
          </table:table-cell>
          <table:table-cell office:value-type="float" office:value="9914.8799999999992" table:style-name="ce14">
            <text:p>9.915<text:s/></text:p>
          </table:table-cell>
          <table:table-cell office:value-type="float" office:value="31355.48" table:style-name="ce14">
            <text:p>31.355<text:s/></text:p>
          </table:table-cell>
          <table:table-cell office:value-type="float" office:value="3678.93" table:style-name="ce14">
            <text:p>3.679<text:s/></text:p>
          </table:table-cell>
          <table:table-cell office:value-type="float" office:value="342191.65" table:style-name="ce14">
            <text:p>342.192<text:s/></text:p>
          </table:table-cell>
          <table:table-cell office:value-type="float" office:value="2978751.56" table:style-name="ce14">
            <text:p>2.978.752<text:s/></text:p>
          </table:table-cell>
          <table:table-cell office:value-type="float" office:value="74054337.459999993" table:style-name="ce14">
            <text:p>74.054.337<text:s/></text:p>
          </table:table-cell>
          <table:table-cell office:value-type="float" office:value="999281.72" table:style-name="ce14">
            <text:p>999.282<text:s/></text:p>
          </table:table-cell>
          <table:table-cell office:value-type="float" office:value="53414.22" table:style-name="ce14">
            <text:p>53.414<text:s/></text:p>
          </table:table-cell>
          <table:table-cell office:value-type="float" office:value="3888.39" table:style-name="ce14">
            <text:p>3.888<text:s/></text:p>
          </table:table-cell>
          <table:table-cell office:value-type="float" office:value="3538843.65" table:style-name="ce14">
            <text:p>3.538.844<text:s/></text:p>
          </table:table-cell>
          <table:table-cell office:value-type="float" office:value="2960.56" table:style-name="ce14">
            <text:p>2.961<text:s/></text:p>
          </table:table-cell>
          <table:table-cell office:value-type="float" office:value="24873.22" table:style-name="ce14">
            <text:p>24.873<text:s/></text:p>
          </table:table-cell>
          <table:table-cell office:value-type="float" office:value="1447655.73" table:style-name="ce14">
            <text:p>1.447.656<text:s/></text:p>
          </table:table-cell>
          <table:table-cell office:value-type="float" office:value="6563.66" table:style-name="ce14">
            <text:p>6.564<text:s/></text:p>
          </table:table-cell>
          <table:table-cell office:value-type="float" office:value="1416295.12" table:style-name="ce14">
            <text:p>1.416.295<text:s/></text:p>
          </table:table-cell>
          <table:table-cell office:value-type="float" office:value="7784.64" table:style-name="ce14">
            <text:p>7.785<text:s/></text:p>
          </table:table-cell>
          <table:table-cell office:value-type="float" office:value="6920808.5099999998" table:style-name="ce14">
            <text:p>6.920.809<text:s/></text:p>
          </table:table-cell>
          <table:table-cell office:value-type="float" office:value="29440782.91" table:style-name="ce14">
            <text:p>29.440.783<text:s/></text:p>
          </table:table-cell>
          <table:table-cell office:value-type="float" office:value="30597.599999999999" table:style-name="ce14">
            <text:p>30.598<text:s/></text:p>
          </table:table-cell>
          <table:table-cell office:value-type="float" office:value="6856.27" table:style-name="ce14">
            <text:p>6.856<text:s/></text:p>
          </table:table-cell>
          <table:table-cell office:value-type="float" office:value="914.93" table:style-name="ce14">
            <text:p>915<text:s/></text:p>
          </table:table-cell>
          <table:table-cell office:value-type="float" office:value="5702966.8600000003" table:style-name="ce14">
            <text:p>5.702.967<text:s/></text:p>
          </table:table-cell>
          <table:table-cell office:value-type="float" office:value="218753.75" table:style-name="ce14">
            <text:p>218.754<text:s/></text:p>
          </table:table-cell>
          <table:table-cell office:value-type="float" office:value="76709.179999999993" table:style-name="ce14">
            <text:p>76.709<text:s/></text:p>
          </table:table-cell>
          <table:table-cell office:value-type="float" office:value="147773798.63" table:style-name="ce14">
            <text:p>147.773.799<text:s/></text:p>
          </table:table-cell>
          <table:table-cell office:value-type="float" office:value="3379.95" table:style-name="ce14">
            <text:p>3.380<text:s/></text:p>
          </table:table-cell>
          <table:table-cell office:value-type="float" office:value="275097875.38999999" table:style-name="ce15">
            <text:p>275.097.8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484517.5799999996" table:style-name="ce14">
            <text:p>3.484.518<text:s/></text:p>
          </table:table-cell>
          <table:table-cell office:value-type="float" office:value="14771827.289999999" table:style-name="ce14">
            <text:p>14.771.827<text:s/></text:p>
          </table:table-cell>
          <table:table-cell office:value-type="float" office:value="78111060.929999992" table:style-name="ce14">
            <text:p>78.111.061<text:s/></text:p>
          </table:table-cell>
          <table:table-cell office:value-type="float" office:value="2813257.33" table:style-name="ce14">
            <text:p>2.813.257<text:s/></text:p>
          </table:table-cell>
          <table:table-cell office:value-type="float" office:value="116973927.22999999" table:style-name="ce14">
            <text:p>116.973.927<text:s/></text:p>
          </table:table-cell>
          <table:table-cell office:value-type="float" office:value="69874445.179999992" table:style-name="ce14">
            <text:p>69.874.445<text:s/></text:p>
          </table:table-cell>
          <table:table-cell office:value-type="float" office:value="267270999.80999997" table:style-name="ce14">
            <text:p>267.271.000<text:s/></text:p>
          </table:table-cell>
          <table:table-cell office:value-type="float" office:value="70701437.159999996" table:style-name="ce14">
            <text:p>70.701.437<text:s/></text:p>
          </table:table-cell>
          <table:table-cell office:value-type="float" office:value="69887352.370000005" table:style-name="ce14">
            <text:p>69.887.352<text:s/></text:p>
          </table:table-cell>
          <table:table-cell office:value-type="float" office:value="39405687.75" table:style-name="ce14">
            <text:p>39.405.688<text:s/></text:p>
          </table:table-cell>
          <table:table-cell office:value-type="float" office:value="279539163.47000003" table:style-name="ce14">
            <text:p>279.539.163<text:s/></text:p>
          </table:table-cell>
          <table:table-cell office:value-type="float" office:value="26322774.309999999" table:style-name="ce14">
            <text:p>26.322.774<text:s/></text:p>
          </table:table-cell>
          <table:table-cell office:value-type="float" office:value="39058641.07" table:style-name="ce14">
            <text:p>39.058.641<text:s/></text:p>
          </table:table-cell>
          <table:table-cell office:value-type="float" office:value="34142657.600000001" table:style-name="ce14">
            <text:p>34.142.658<text:s/></text:p>
          </table:table-cell>
          <table:table-cell office:value-type="float" office:value="20892703.829999998" table:style-name="ce14">
            <text:p>20.892.704<text:s/></text:p>
          </table:table-cell>
          <table:table-cell office:value-type="float" office:value="104402191.86000001" table:style-name="ce14">
            <text:p>104.402.192<text:s/></text:p>
          </table:table-cell>
          <table:table-cell office:value-type="float" office:value="14876559.309999999" table:style-name="ce14">
            <text:p>14.876.559<text:s/></text:p>
          </table:table-cell>
          <table:table-cell office:value-type="float" office:value="245301583.44" table:style-name="ce14">
            <text:p>245.301.583<text:s/></text:p>
          </table:table-cell>
          <table:table-cell office:value-type="float" office:value="682064659.22000003" table:style-name="ce14">
            <text:p>682.064.659<text:s/></text:p>
          </table:table-cell>
          <table:table-cell office:value-type="float" office:value="30732288.190000005" table:style-name="ce14">
            <text:p>30.732.288<text:s/></text:p>
          </table:table-cell>
          <table:table-cell office:value-type="float" office:value="14946682.780000001" table:style-name="ce14">
            <text:p>14.946.683<text:s/></text:p>
          </table:table-cell>
          <table:table-cell office:value-type="float" office:value="2690158.06" table:style-name="ce14">
            <text:p>2.690.158<text:s/></text:p>
          </table:table-cell>
          <table:table-cell office:value-type="float" office:value="228400076.11000001" table:style-name="ce14">
            <text:p>228.400.076<text:s/></text:p>
          </table:table-cell>
          <table:table-cell office:value-type="float" office:value="195488152.55000001" table:style-name="ce14">
            <text:p>195.488.153<text:s/></text:p>
          </table:table-cell>
          <table:table-cell office:value-type="float" office:value="13089974.529999999" table:style-name="ce14">
            <text:p>13.089.975<text:s/></text:p>
          </table:table-cell>
          <table:table-cell office:value-type="float" office:value="1594456750.1299999" table:style-name="ce14">
            <text:p>1.594.456.750<text:s/></text:p>
          </table:table-cell>
          <table:table-cell office:value-type="float" office:value="12339209.690000001" table:style-name="ce14">
            <text:p>12.339.210<text:s/></text:p>
          </table:table-cell>
          <table:table-cell office:value-type="float" office:value="4272038738.7800002" table:style-name="ce15">
            <text:p>4.272.038.7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2843349.75" table:style-name="ce14">
            <text:p>2.843.350<text:s/></text:p>
          </table:table-cell>
          <table:table-cell office:value-type="float" office:value="8745387.8100000005" table:style-name="ce14">
            <text:p>8.745.388<text:s/></text:p>
          </table:table-cell>
          <table:table-cell office:value-type="float" office:value="119436628" table:style-name="ce14">
            <text:p>119.436.628<text:s/></text:p>
          </table:table-cell>
          <table:table-cell office:value-type="float" office:value="2083568.53" table:style-name="ce14">
            <text:p>2.083.569<text:s/></text:p>
          </table:table-cell>
          <table:table-cell office:value-type="float" office:value="69384895.319999993" table:style-name="ce14">
            <text:p>69.384.895<text:s/></text:p>
          </table:table-cell>
          <table:table-cell office:value-type="float" office:value="70142812.079999998" table:style-name="ce14">
            <text:p>70.142.812<text:s/></text:p>
          </table:table-cell>
          <table:table-cell office:value-type="float" office:value="258293639.59999999" table:style-name="ce14">
            <text:p>258.293.640<text:s/></text:p>
          </table:table-cell>
          <table:table-cell office:value-type="float" office:value="47892053.520000003" table:style-name="ce14">
            <text:p>47.892.054<text:s/></text:p>
          </table:table-cell>
          <table:table-cell office:value-type="float" office:value="55135527.759999998" table:style-name="ce14">
            <text:p>55.135.528<text:s/></text:p>
          </table:table-cell>
          <table:table-cell office:value-type="float" office:value="15819445.460000001" table:style-name="ce14">
            <text:p>15.819.445<text:s/></text:p>
          </table:table-cell>
          <table:table-cell office:value-type="float" office:value="202170280.75999999" table:style-name="ce14">
            <text:p>202.170.281<text:s/></text:p>
          </table:table-cell>
          <table:table-cell office:value-type="float" office:value="20705494.07" table:style-name="ce14">
            <text:p>20.705.494<text:s/></text:p>
          </table:table-cell>
          <table:table-cell office:value-type="float" office:value="31133232.07" table:style-name="ce14">
            <text:p>31.133.232<text:s/></text:p>
          </table:table-cell>
          <table:table-cell office:value-type="float" office:value="36369536.850000001" table:style-name="ce14">
            <text:p>36.369.537<text:s/></text:p>
          </table:table-cell>
          <table:table-cell office:value-type="float" office:value="14218437.1" table:style-name="ce14">
            <text:p>14.218.437<text:s/></text:p>
          </table:table-cell>
          <table:table-cell office:value-type="float" office:value="53363530.789999999" table:style-name="ce14">
            <text:p>53.363.531<text:s/></text:p>
          </table:table-cell>
          <table:table-cell office:value-type="float" office:value="12990723.470000001" table:style-name="ce14">
            <text:p>12.990.723<text:s/></text:p>
          </table:table-cell>
          <table:table-cell office:value-type="float" office:value="187684629" table:style-name="ce14">
            <text:p>187.684.629<text:s/></text:p>
          </table:table-cell>
          <table:table-cell office:value-type="float" office:value="537076607.61000001" table:style-name="ce14">
            <text:p>537.076.608<text:s/></text:p>
          </table:table-cell>
          <table:table-cell office:value-type="float" office:value="15315900.529999999" table:style-name="ce14">
            <text:p>15.315.901<text:s/></text:p>
          </table:table-cell>
          <table:table-cell office:value-type="float" office:value="9349218.8599999994" table:style-name="ce14">
            <text:p>9.349.219<text:s/></text:p>
          </table:table-cell>
          <table:table-cell office:value-type="float" office:value="2777789.48" table:style-name="ce14">
            <text:p>2.777.789<text:s/></text:p>
          </table:table-cell>
          <table:table-cell office:value-type="float" office:value="167806770.15000001" table:style-name="ce14">
            <text:p>167.806.770<text:s/></text:p>
          </table:table-cell>
          <table:table-cell office:value-type="float" office:value="122555863.68000001" table:style-name="ce14">
            <text:p>122.555.864<text:s/></text:p>
          </table:table-cell>
          <table:table-cell office:value-type="float" office:value="12163191" table:style-name="ce14">
            <text:p>12.163.191<text:s/></text:p>
          </table:table-cell>
          <table:table-cell office:value-type="float" office:value="1871174700.23" table:style-name="ce14">
            <text:p>1.871.174.700<text:s/></text:p>
          </table:table-cell>
          <table:table-cell office:value-type="float" office:value="6968971.4500000002" table:style-name="ce14">
            <text:p>6.968.971<text:s/></text:p>
          </table:table-cell>
          <table:table-cell office:value-type="float" office:value="3953602184.9300003" table:style-name="ce15">
            <text:p>3.953.602.1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88.11" table:style-name="ce14">
            <text:p>188<text:s/></text:p>
          </table:table-cell>
          <table:table-cell office:value-type="float" office:value="22897.51" table:style-name="ce14">
            <text:p>22.898<text:s/></text:p>
          </table:table-cell>
          <table:table-cell office:value-type="float" office:value="171935.93" table:style-name="ce14">
            <text:p>171.936<text:s/></text:p>
          </table:table-cell>
          <table:table-cell office:value-type="float" office:value="1203.02" table:style-name="ce14">
            <text:p>1.203<text:s/></text:p>
          </table:table-cell>
          <table:table-cell office:value-type="float" office:value="1122689.4099999999" table:style-name="ce14">
            <text:p>1.122.689<text:s/></text:p>
          </table:table-cell>
          <table:table-cell office:value-type="float" office:value="23196199.030000001" table:style-name="ce14">
            <text:p>23.196.199<text:s/></text:p>
          </table:table-cell>
          <table:table-cell office:value-type="float" office:value="98516051.090000004" table:style-name="ce14">
            <text:p>98.516.051<text:s/></text:p>
          </table:table-cell>
          <table:table-cell office:value-type="float" office:value="3044910.17" table:style-name="ce14">
            <text:p>3.044.910<text:s/></text:p>
          </table:table-cell>
          <table:table-cell office:value-type="float" office:value="341518.94" table:style-name="ce14">
            <text:p>341.51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667154.7800000003" table:style-name="ce14">
            <text:p>5.667.155<text:s/></text:p>
          </table:table-cell>
          <table:table-cell office:value-type="float" office:value="69336.56" table:style-name="ce14">
            <text:p>69.337<text:s/></text:p>
          </table:table-cell>
          <table:table-cell office:value-type="float" office:value="182053.93" table:style-name="ce14">
            <text:p>182.054<text:s/></text:p>
          </table:table-cell>
          <table:table-cell office:value-type="float" office:value="11233482.880000001" table:style-name="ce14">
            <text:p>11.233.483<text:s/></text:p>
          </table:table-cell>
          <table:table-cell office:value-type="float" office:value="4517.59" table:style-name="ce14">
            <text:p>4.518<text:s/></text:p>
          </table:table-cell>
          <table:table-cell office:value-type="float" office:value="4393655.97" table:style-name="ce14">
            <text:p>4.393.656<text:s/></text:p>
          </table:table-cell>
          <table:table-cell office:value-type="float" office:value="2696.22" table:style-name="ce14">
            <text:p>2.696<text:s/></text:p>
          </table:table-cell>
          <table:table-cell office:value-type="float" office:value="31220546.760000002" table:style-name="ce14">
            <text:p>31.220.547<text:s/></text:p>
          </table:table-cell>
          <table:table-cell office:value-type="float" office:value="123836147.29000001" table:style-name="ce14">
            <text:p>123.836.147<text:s/></text:p>
          </table:table-cell>
          <table:table-cell office:value-type="float" office:value="67439.679999999993" table:style-name="ce14">
            <text:p>67.440<text:s/></text:p>
          </table:table-cell>
          <table:table-cell office:value-type="float" office:value="265.73" table:style-name="ce14">
            <text:p>26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1867278.289999999" table:style-name="ce14">
            <text:p>21.867.278<text:s/></text:p>
          </table:table-cell>
          <table:table-cell office:value-type="float" office:value="883530.69" table:style-name="ce14">
            <text:p>883.531<text:s/></text:p>
          </table:table-cell>
          <table:table-cell office:value-type="float" office:value="1564257.71" table:style-name="ce14">
            <text:p>1.564.258<text:s/></text:p>
          </table:table-cell>
          <table:table-cell office:value-type="float" office:value="473045321.06" table:style-name="ce14">
            <text:p>473.045.321<text:s/></text:p>
          </table:table-cell>
          <table:table-cell office:value-type="float" office:value="100.77" table:style-name="ce14">
            <text:p>101<text:s/></text:p>
          </table:table-cell>
          <table:table-cell office:value-type="float" office:value="800455379.12" table:style-name="ce15">
            <text:p>800.455.37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2843161.6399999997" table:style-name="ce14">
            <text:p>2.843.162<text:s/></text:p>
          </table:table-cell>
          <table:table-cell office:value-type="float" office:value="8722490.3000000007" table:style-name="ce14">
            <text:p>8.722.490<text:s/></text:p>
          </table:table-cell>
          <table:table-cell office:value-type="float" office:value="119264692.06999999" table:style-name="ce14">
            <text:p>119.264.692<text:s/></text:p>
          </table:table-cell>
          <table:table-cell office:value-type="float" office:value="2082365.51" table:style-name="ce14">
            <text:p>2.082.366<text:s/></text:p>
          </table:table-cell>
          <table:table-cell office:value-type="float" office:value="68262205.910000011" table:style-name="ce14">
            <text:p>68.262.206<text:s/></text:p>
          </table:table-cell>
          <table:table-cell office:value-type="float" office:value="46946613.049999997" table:style-name="ce14">
            <text:p>46.946.613<text:s/></text:p>
          </table:table-cell>
          <table:table-cell office:value-type="float" office:value="159777588.50999999" table:style-name="ce14">
            <text:p>159.777.589<text:s/></text:p>
          </table:table-cell>
          <table:table-cell office:value-type="float" office:value="44847143.350000001" table:style-name="ce14">
            <text:p>44.847.143<text:s/></text:p>
          </table:table-cell>
          <table:table-cell office:value-type="float" office:value="54794008.820000008" table:style-name="ce14">
            <text:p>54.794.009<text:s/></text:p>
          </table:table-cell>
          <table:table-cell office:value-type="float" office:value="15819445.459999999" table:style-name="ce14">
            <text:p>15.819.445<text:s/></text:p>
          </table:table-cell>
          <table:table-cell office:value-type="float" office:value="196503125.97999999" table:style-name="ce14">
            <text:p>196.503.126<text:s/></text:p>
          </table:table-cell>
          <table:table-cell office:value-type="float" office:value="20636157.510000002" table:style-name="ce14">
            <text:p>20.636.158<text:s/></text:p>
          </table:table-cell>
          <table:table-cell office:value-type="float" office:value="30951178.140000001" table:style-name="ce14">
            <text:p>30.951.178<text:s/></text:p>
          </table:table-cell>
          <table:table-cell office:value-type="float" office:value="25136053.969999999" table:style-name="ce14">
            <text:p>25.136.054<text:s/></text:p>
          </table:table-cell>
          <table:table-cell office:value-type="float" office:value="14213919.510000002" table:style-name="ce14">
            <text:p>14.213.920<text:s/></text:p>
          </table:table-cell>
          <table:table-cell office:value-type="float" office:value="48969874.820000008" table:style-name="ce14">
            <text:p>48.969.875<text:s/></text:p>
          </table:table-cell>
          <table:table-cell office:value-type="float" office:value="12988027.25" table:style-name="ce14">
            <text:p>12.988.027<text:s/></text:p>
          </table:table-cell>
          <table:table-cell office:value-type="float" office:value="156464082.24000001" table:style-name="ce14">
            <text:p>156.464.082<text:s/></text:p>
          </table:table-cell>
          <table:table-cell office:value-type="float" office:value="413240460.31999993" table:style-name="ce14">
            <text:p>413.240.460<text:s/></text:p>
          </table:table-cell>
          <table:table-cell office:value-type="float" office:value="15248460.85" table:style-name="ce14">
            <text:p>15.248.461<text:s/></text:p>
          </table:table-cell>
          <table:table-cell office:value-type="float" office:value="9348953.1300000008" table:style-name="ce14">
            <text:p>9.348.953<text:s/></text:p>
          </table:table-cell>
          <table:table-cell office:value-type="float" office:value="2777789.48" table:style-name="ce14">
            <text:p>2.777.789<text:s/></text:p>
          </table:table-cell>
          <table:table-cell office:value-type="float" office:value="145939491.85999998" table:style-name="ce14">
            <text:p>145.939.492<text:s/></text:p>
          </table:table-cell>
          <table:table-cell office:value-type="float" office:value="121672332.98999999" table:style-name="ce14">
            <text:p>121.672.333<text:s/></text:p>
          </table:table-cell>
          <table:table-cell office:value-type="float" office:value="10598933.289999999" table:style-name="ce14">
            <text:p>10.598.933<text:s/></text:p>
          </table:table-cell>
          <table:table-cell office:value-type="float" office:value="1398129379.1699998" table:style-name="ce14">
            <text:p>1.398.129.379<text:s/></text:p>
          </table:table-cell>
          <table:table-cell office:value-type="float" office:value="6968870.6799999997" table:style-name="ce14">
            <text:p>6.968.871<text:s/></text:p>
          </table:table-cell>
          <table:table-cell office:value-type="float" office:value="3153146805.8099999" table:style-name="ce15">
            <text:p>3.153.146.80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2198.6999999999998" table:style-name="ce14">
            <text:p>2.199<text:s/></text:p>
          </table:table-cell>
          <table:table-cell office:value-type="float" office:value="3850912.55" table:style-name="ce14">
            <text:p>3.850.91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11660.13" table:style-name="ce14">
            <text:p>4.711.66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4280.949999999997" table:style-name="ce14">
            <text:p>34.28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654263.189999999" table:style-name="ce14">
            <text:p>11.654.263<text:s/></text:p>
          </table:table-cell>
          <table:table-cell office:value-type="float" office:value="127.06" table:style-name="ce14">
            <text:p>127<text:s/></text:p>
          </table:table-cell>
          <table:table-cell office:value-type="float" office:value="67707.399999999994" table:style-name="ce14">
            <text:p>67.707<text:s/></text:p>
          </table:table-cell>
          <table:table-cell office:value-type="float" office:value="162356.62" table:style-name="ce14">
            <text:p>162.35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04440.4" table:style-name="ce14">
            <text:p>404.440<text:s/></text:p>
          </table:table-cell>
          <table:table-cell office:value-type="float" office:value="12311054.15" table:style-name="ce14">
            <text:p>12.311.05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3964261.649999999" table:style-name="ce14">
            <text:p>23.964.262<text:s/></text:p>
          </table:table-cell>
          <table:table-cell office:value-type="float" office:value="405234396.51999998" table:style-name="ce14">
            <text:p>405.234.39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264997.8" table:style-name="ce14">
            <text:p>5.264.998<text:s/></text:p>
          </table:table-cell>
          <table:table-cell office:value-type="float" office:value="17.600000000000001" table:style-name="ce14">
            <text:p>18<text:s/></text:p>
          </table:table-cell>
          <table:table-cell office:value-type="float" office:value="5044.2299999999996" table:style-name="ce14">
            <text:p>5.044<text:s/></text:p>
          </table:table-cell>
          <table:table-cell office:value-type="float" office:value="13045530.34" table:style-name="ce14">
            <text:p>13.045.530<text:s/></text:p>
          </table:table-cell>
          <table:table-cell office:value-type="float" office:value="463.27" table:style-name="ce14">
            <text:p>463<text:s/></text:p>
          </table:table-cell>
          <table:table-cell office:value-type="float" office:value="480713712.56" table:style-name="ce15">
            <text:p>480.713.71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6068225.4100000001" table:style-name="ce14">
            <text:p>6.068.225<text:s/></text:p>
          </table:table-cell>
          <table:table-cell office:value-type="float" office:value="18651276.219999999" table:style-name="ce14">
            <text:p>18.651.276<text:s/></text:p>
          </table:table-cell>
          <table:table-cell office:value-type="float" office:value="24076532.02" table:style-name="ce14">
            <text:p>24.076.532<text:s/></text:p>
          </table:table-cell>
          <table:table-cell office:value-type="float" office:value="16757339.5" table:style-name="ce14">
            <text:p>16.757.340<text:s/></text:p>
          </table:table-cell>
          <table:table-cell office:value-type="float" office:value="49812143.420000002" table:style-name="ce14">
            <text:p>49.812.143<text:s/></text:p>
          </table:table-cell>
          <table:table-cell office:value-type="float" office:value="39152608.520000003" table:style-name="ce14">
            <text:p>39.152.609<text:s/></text:p>
          </table:table-cell>
          <table:table-cell office:value-type="float" office:value="1187950717.9100001" table:style-name="ce14">
            <text:p>1.187.950.718<text:s/></text:p>
          </table:table-cell>
          <table:table-cell office:value-type="float" office:value="25588051.690000001" table:style-name="ce14">
            <text:p>25.588.052<text:s/></text:p>
          </table:table-cell>
          <table:table-cell office:value-type="float" office:value="33227447.390000001" table:style-name="ce14">
            <text:p>33.227.447<text:s/></text:p>
          </table:table-cell>
          <table:table-cell office:value-type="float" office:value="20769021.199999999" table:style-name="ce14">
            <text:p>20.769.021<text:s/></text:p>
          </table:table-cell>
          <table:table-cell office:value-type="float" office:value="133170036.59" table:style-name="ce14">
            <text:p>133.170.037<text:s/></text:p>
          </table:table-cell>
          <table:table-cell office:value-type="float" office:value="18658234.43" table:style-name="ce14">
            <text:p>18.658.234<text:s/></text:p>
          </table:table-cell>
          <table:table-cell office:value-type="float" office:value="15419164.369999999" table:style-name="ce14">
            <text:p>15.419.164<text:s/></text:p>
          </table:table-cell>
          <table:table-cell office:value-type="float" office:value="33958291.740000002" table:style-name="ce14">
            <text:p>33.958.292<text:s/></text:p>
          </table:table-cell>
          <table:table-cell office:value-type="float" office:value="41418710.07" table:style-name="ce14">
            <text:p>41.418.710<text:s/></text:p>
          </table:table-cell>
          <table:table-cell office:value-type="float" office:value="57244511.5" table:style-name="ce14">
            <text:p>57.244.512<text:s/></text:p>
          </table:table-cell>
          <table:table-cell office:value-type="float" office:value="17060807.420000002" table:style-name="ce14">
            <text:p>17.060.807<text:s/></text:p>
          </table:table-cell>
          <table:table-cell office:value-type="float" office:value="58811300.969999999" table:style-name="ce14">
            <text:p>58.811.301<text:s/></text:p>
          </table:table-cell>
          <table:table-cell office:value-type="float" office:value="211172743.11000001" table:style-name="ce14">
            <text:p>211.172.743<text:s/></text:p>
          </table:table-cell>
          <table:table-cell office:value-type="float" office:value="32113692.129999999" table:style-name="ce14">
            <text:p>32.113.692<text:s/></text:p>
          </table:table-cell>
          <table:table-cell office:value-type="float" office:value="17300425.579999998" table:style-name="ce14">
            <text:p>17.300.426<text:s/></text:p>
          </table:table-cell>
          <table:table-cell office:value-type="float" office:value="12645460.050000001" table:style-name="ce14">
            <text:p>12.645.460<text:s/></text:p>
          </table:table-cell>
          <table:table-cell office:value-type="float" office:value="98247184.75" table:style-name="ce14">
            <text:p>98.247.185<text:s/></text:p>
          </table:table-cell>
          <table:table-cell office:value-type="float" office:value="45392680.799999997" table:style-name="ce14">
            <text:p>45.392.681<text:s/></text:p>
          </table:table-cell>
          <table:table-cell office:value-type="float" office:value="14790233.720000001" table:style-name="ce14">
            <text:p>14.790.234<text:s/></text:p>
          </table:table-cell>
          <table:table-cell office:value-type="float" office:value="117110986.09" table:style-name="ce14">
            <text:p>117.110.986<text:s/></text:p>
          </table:table-cell>
          <table:table-cell office:value-type="float" office:value="8049175.8099999996" table:style-name="ce14">
            <text:p>8.049.176<text:s/></text:p>
          </table:table-cell>
          <table:table-cell office:value-type="float" office:value="2354617002.4099998" table:style-name="ce15">
            <text:p>2.354.617.00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206435.02" table:style-name="ce14">
            <text:p>1.206.435<text:s/></text:p>
          </table:table-cell>
          <table:table-cell office:value-type="float" office:value="4748316.8100000005" table:style-name="ce14">
            <text:p>4.748.317<text:s/></text:p>
          </table:table-cell>
          <table:table-cell office:value-type="float" office:value="16466618.329999998" table:style-name="ce14">
            <text:p>16.466.618<text:s/></text:p>
          </table:table-cell>
          <table:table-cell office:value-type="float" office:value="740769.57000000007" table:style-name="ce14">
            <text:p>740.770<text:s/></text:p>
          </table:table-cell>
          <table:table-cell office:value-type="float" office:value="20652041.91" table:style-name="ce14">
            <text:p>20.652.042<text:s/></text:p>
          </table:table-cell>
          <table:table-cell office:value-type="float" office:value="18104735.009999998" table:style-name="ce14">
            <text:p>18.104.735<text:s/></text:p>
          </table:table-cell>
          <table:table-cell office:value-type="float" office:value="838167548.12" table:style-name="ce14">
            <text:p>838.167.548<text:s/></text:p>
          </table:table-cell>
          <table:table-cell office:value-type="float" office:value="18375936.830000002" table:style-name="ce14">
            <text:p>18.375.937<text:s/></text:p>
          </table:table-cell>
          <table:table-cell office:value-type="float" office:value="17421353.609999999" table:style-name="ce14">
            <text:p>17.421.354<text:s/></text:p>
          </table:table-cell>
          <table:table-cell office:value-type="float" office:value="4898460.24" table:style-name="ce14">
            <text:p>4.898.460<text:s/></text:p>
          </table:table-cell>
          <table:table-cell office:value-type="float" office:value="57027169.830000006" table:style-name="ce14">
            <text:p>57.027.170<text:s/></text:p>
          </table:table-cell>
          <table:table-cell office:value-type="float" office:value="8463286.0099999998" table:style-name="ce14">
            <text:p>8.463.286<text:s/></text:p>
          </table:table-cell>
          <table:table-cell office:value-type="float" office:value="12056404.030000001" table:style-name="ce14">
            <text:p>12.056.404<text:s/></text:p>
          </table:table-cell>
          <table:table-cell office:value-type="float" office:value="12392132.609999999" table:style-name="ce14">
            <text:p>12.392.133<text:s/></text:p>
          </table:table-cell>
          <table:table-cell office:value-type="float" office:value="5473197.54" table:style-name="ce14">
            <text:p>5.473.198<text:s/></text:p>
          </table:table-cell>
          <table:table-cell office:value-type="float" office:value="22987406.899999995" table:style-name="ce14">
            <text:p>22.987.407<text:s/></text:p>
          </table:table-cell>
          <table:table-cell office:value-type="float" office:value="3162646.05" table:style-name="ce14">
            <text:p>3.162.646<text:s/></text:p>
          </table:table-cell>
          <table:table-cell office:value-type="float" office:value="53011752.519999996" table:style-name="ce14">
            <text:p>53.011.753<text:s/></text:p>
          </table:table-cell>
          <table:table-cell office:value-type="float" office:value="345068521.12" table:style-name="ce14">
            <text:p>345.068.521<text:s/></text:p>
          </table:table-cell>
          <table:table-cell office:value-type="float" office:value="5400752.1899999995" table:style-name="ce14">
            <text:p>5.400.752<text:s/></text:p>
          </table:table-cell>
          <table:table-cell office:value-type="float" office:value="3587989.39" table:style-name="ce14">
            <text:p>3.587.989<text:s/></text:p>
          </table:table-cell>
          <table:table-cell office:value-type="float" office:value="1053915.6099999999" table:style-name="ce14">
            <text:p>1.053.916<text:s/></text:p>
          </table:table-cell>
          <table:table-cell office:value-type="float" office:value="39966426.359999999" table:style-name="ce14">
            <text:p>39.966.426<text:s/></text:p>
          </table:table-cell>
          <table:table-cell office:value-type="float" office:value="57985226.530000001" table:style-name="ce14">
            <text:p>57.985.227<text:s/></text:p>
          </table:table-cell>
          <table:table-cell office:value-type="float" office:value="10377380.720000001" table:style-name="ce14">
            <text:p>10.377.381<text:s/></text:p>
          </table:table-cell>
          <table:table-cell office:value-type="float" office:value="437990733.85999995" table:style-name="ce14">
            <text:p>437.990.734<text:s/></text:p>
          </table:table-cell>
          <table:table-cell office:value-type="float" office:value="2015351.9" table:style-name="ce14">
            <text:p>2.015.352<text:s/></text:p>
          </table:table-cell>
          <table:table-cell office:value-type="float" office:value="2018802508.6199999" table:style-name="ce15">
            <text:p>2.018.802.509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41929926.230000004" table:style-name="ce20">
            <text:p>41.929.926<text:s/></text:p>
          </table:table-cell>
          <table:table-cell office:value-type="float" office:value="142051539.82999998" table:style-name="ce20">
            <text:p>142.051.540<text:s/></text:p>
          </table:table-cell>
          <table:table-cell office:value-type="float" office:value="893307272.49000001" table:style-name="ce20">
            <text:p>893.307.272<text:s/></text:p>
          </table:table-cell>
          <table:table-cell office:value-type="float" office:value="41561094.370000005" table:style-name="ce20">
            <text:p>41.561.094<text:s/></text:p>
          </table:table-cell>
          <table:table-cell office:value-type="float" office:value="1175810656.6099999" table:style-name="ce20">
            <text:p>1.175.810.657<text:s/></text:p>
          </table:table-cell>
          <table:table-cell office:value-type="float" office:value="805122858.00999999" table:style-name="ce20">
            <text:p>805.122.858<text:s/></text:p>
          </table:table-cell>
          <table:table-cell office:value-type="float" office:value="7644073774.1299992" table:style-name="ce20">
            <text:p>7.644.073.774<text:s/></text:p>
          </table:table-cell>
          <table:table-cell office:value-type="float" office:value="843102518.63" table:style-name="ce20">
            <text:p>843.102.519<text:s/></text:p>
          </table:table-cell>
          <table:table-cell office:value-type="float" office:value="769465044.90999997" table:style-name="ce20">
            <text:p>769.465.045<text:s/></text:p>
          </table:table-cell>
          <table:table-cell office:value-type="float" office:value="314319525.13999999" table:style-name="ce20">
            <text:p>314.319.525<text:s/></text:p>
          </table:table-cell>
          <table:table-cell office:value-type="float" office:value="3215757398.21" table:style-name="ce20">
            <text:p>3.215.757.398<text:s/></text:p>
          </table:table-cell>
          <table:table-cell office:value-type="float" office:value="361837972.81999999" table:style-name="ce20">
            <text:p>361.837.973<text:s/></text:p>
          </table:table-cell>
          <table:table-cell office:value-type="float" office:value="447690464.79000002" table:style-name="ce20">
            <text:p>447.690.465<text:s/></text:p>
          </table:table-cell>
          <table:table-cell office:value-type="float" office:value="398209430.87" table:style-name="ce20">
            <text:p>398.209.431<text:s/></text:p>
          </table:table-cell>
          <table:table-cell office:value-type="float" office:value="248850753.19" table:style-name="ce20">
            <text:p>248.850.753<text:s/></text:p>
          </table:table-cell>
          <table:table-cell office:value-type="float" office:value="1107682447.9199998" table:style-name="ce20">
            <text:p>1.107.682.448<text:s/></text:p>
          </table:table-cell>
          <table:table-cell office:value-type="float" office:value="155277079.06999999" table:style-name="ce20">
            <text:p>155.277.079<text:s/></text:p>
          </table:table-cell>
          <table:table-cell office:value-type="float" office:value="2962947911.4700003" table:style-name="ce20">
            <text:p>2.962.947.911<text:s/></text:p>
          </table:table-cell>
          <table:table-cell office:value-type="float" office:value="9380650413.1299992" table:style-name="ce20">
            <text:p>9.380.650.413<text:s/></text:p>
          </table:table-cell>
          <table:table-cell office:value-type="float" office:value="227323118.35000002" table:style-name="ce20">
            <text:p>227.323.118<text:s/></text:p>
          </table:table-cell>
          <table:table-cell office:value-type="float" office:value="130267374.48" table:style-name="ce20">
            <text:p>130.267.374<text:s/></text:p>
          </table:table-cell>
          <table:table-cell office:value-type="float" office:value="40966336.140000001" table:style-name="ce20">
            <text:p>40.966.336<text:s/></text:p>
          </table:table-cell>
          <table:table-cell office:value-type="float" office:value="2885935612.9700003" table:style-name="ce20">
            <text:p>2.885.935.613<text:s/></text:p>
          </table:table-cell>
          <table:table-cell office:value-type="float" office:value="2393267872.9100003" table:style-name="ce20">
            <text:p>2.393.267.873<text:s/></text:p>
          </table:table-cell>
          <table:table-cell office:value-type="float" office:value="163278310.73000002" table:style-name="ce20">
            <text:p>163.278.311<text:s/></text:p>
          </table:table-cell>
          <table:table-cell office:value-type="float" office:value="26356925409.23" table:style-name="ce20">
            <text:p>26.356.925.409<text:s/></text:p>
          </table:table-cell>
          <table:table-cell office:value-type="float" office:value="134722760.08999997" table:style-name="ce20">
            <text:p>134.722.760<text:s/></text:p>
          </table:table-cell>
          <table:table-cell office:value-type="float" office:value="63282334876.720001" table:style-name="ce21">
            <text:p>63.282.334.87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1195308.960846536" table:style-name="ce24">
            <text:p>51.195.309<text:s/></text:p>
          </table:table-cell>
          <table:table-cell office:value-type="float" office:value="121055789.83047892" table:style-name="ce24">
            <text:p>121.055.790<text:s/></text:p>
          </table:table-cell>
          <table:table-cell office:value-type="float" office:value="188831053.62015578" table:style-name="ce24">
            <text:p>188.831.054<text:s/></text:p>
          </table:table-cell>
          <table:table-cell office:value-type="float" office:value="25603366.494228069" table:style-name="ce24">
            <text:p>25.603.366<text:s/></text:p>
          </table:table-cell>
          <table:table-cell office:value-type="float" office:value="692021688.46687686" table:style-name="ce24">
            <text:p>692.021.688<text:s/></text:p>
          </table:table-cell>
          <table:table-cell office:value-type="float" office:value="547383186.62125731" table:style-name="ce24">
            <text:p>547.383.187<text:s/></text:p>
          </table:table-cell>
          <table:table-cell office:value-type="float" office:value="1512832809.6329281" table:style-name="ce24">
            <text:p>1.512.832.810<text:s/></text:p>
          </table:table-cell>
          <table:table-cell office:value-type="float" office:value="437380234.12116522" table:style-name="ce24">
            <text:p>437.380.234<text:s/></text:p>
          </table:table-cell>
          <table:table-cell office:value-type="float" office:value="412295994.06596792" table:style-name="ce24">
            <text:p>412.295.994<text:s/></text:p>
          </table:table-cell>
          <table:table-cell office:value-type="float" office:value="182154949.96221799" table:style-name="ce24">
            <text:p>182.154.950<text:s/></text:p>
          </table:table-cell>
          <table:table-cell office:value-type="float" office:value="2126021569.2559738" table:style-name="ce24">
            <text:p>2.126.021.569<text:s/></text:p>
          </table:table-cell>
          <table:table-cell office:value-type="float" office:value="274713605.32016683" table:style-name="ce24">
            <text:p>274.713.605<text:s/></text:p>
          </table:table-cell>
          <table:table-cell office:value-type="float" office:value="310001751.91903037" table:style-name="ce24">
            <text:p>310.001.752<text:s/></text:p>
          </table:table-cell>
          <table:table-cell office:value-type="float" office:value="325212073.71112001" table:style-name="ce24">
            <text:p>325.212.074<text:s/></text:p>
          </table:table-cell>
          <table:table-cell office:value-type="float" office:value="187420070.70644253" table:style-name="ce24">
            <text:p>187.420.071<text:s/></text:p>
          </table:table-cell>
          <table:table-cell office:value-type="float" office:value="598164041.00976455" table:style-name="ce24">
            <text:p>598.164.041<text:s/></text:p>
          </table:table-cell>
          <table:table-cell office:value-type="float" office:value="122615313.45479268" table:style-name="ce24">
            <text:p>122.615.313<text:s/></text:p>
          </table:table-cell>
          <table:table-cell office:value-type="float" office:value="1796895216.3319836" table:style-name="ce24">
            <text:p>1.796.895.216<text:s/></text:p>
          </table:table-cell>
          <table:table-cell office:value-type="float" office:value="3589086538.6627359" table:style-name="ce24">
            <text:p>3.589.086.539<text:s/></text:p>
          </table:table-cell>
          <table:table-cell office:value-type="float" office:value="168404673.94634408" table:style-name="ce24">
            <text:p>168.404.674<text:s/></text:p>
          </table:table-cell>
          <table:table-cell office:value-type="float" office:value="92988936.233813688" table:style-name="ce24">
            <text:p>92.988.936<text:s/></text:p>
          </table:table-cell>
          <table:table-cell office:value-type="float" office:value="32993777.749735992" table:style-name="ce24">
            <text:p>32.993.778<text:s/></text:p>
          </table:table-cell>
          <table:table-cell office:value-type="float" office:value="1974458158.4027119" table:style-name="ce24">
            <text:p>1.974.458.158<text:s/></text:p>
          </table:table-cell>
          <table:table-cell office:value-type="float" office:value="1260954633.4581172" table:style-name="ce24">
            <text:p>1.260.954.633<text:s/></text:p>
          </table:table-cell>
          <table:table-cell office:value-type="float" office:value="123999856.48252116" table:style-name="ce24">
            <text:p>123.999.856<text:s/></text:p>
          </table:table-cell>
          <table:table-cell office:value-type="float" office:value="12727942450.744972" table:style-name="ce24">
            <text:p>12.727.942.451<text:s/></text:p>
          </table:table-cell>
          <table:table-cell office:value-type="float" office:value="59027046.523650743" table:style-name="ce24">
            <text:p>59.027.047<text:s/></text:p>
          </table:table-cell>
          <table:table-cell office:value-type="float" office:value="29941654095.690002" table:style-name="ce25">
            <text:p>29.941.654.096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48420530.036359116" table:style-name="ce27">
            <text:p>48.420.530<text:s/></text:p>
          </table:table-cell>
          <table:table-cell office:value-type="float" office:value="113498339.84631242" table:style-name="ce27">
            <text:p>113.498.340<text:s/></text:p>
          </table:table-cell>
          <table:table-cell office:value-type="float" office:value="169767251.70610628" table:style-name="ce27">
            <text:p>169.767.252<text:s/></text:p>
          </table:table-cell>
          <table:table-cell office:value-type="float" office:value="24195126.483926579" table:style-name="ce27">
            <text:p>24.195.126<text:s/></text:p>
          </table:table-cell>
          <table:table-cell office:value-type="float" office:value="633753019.19283497" table:style-name="ce27">
            <text:p>633.753.019<text:s/></text:p>
          </table:table-cell>
          <table:table-cell office:value-type="float" office:value="494816708.05372703" table:style-name="ce27">
            <text:p>494.816.708<text:s/></text:p>
          </table:table-cell>
          <table:table-cell office:value-type="float" office:value="1385279040.7151561" table:style-name="ce27">
            <text:p>1.385.279.041<text:s/></text:p>
          </table:table-cell>
          <table:table-cell office:value-type="float" office:value="398819401.49035829" table:style-name="ce27">
            <text:p>398.819.401<text:s/></text:p>
          </table:table-cell>
          <table:table-cell office:value-type="float" office:value="376851505.96512187" table:style-name="ce27">
            <text:p>376.851.506<text:s/></text:p>
          </table:table-cell>
          <table:table-cell office:value-type="float" office:value="168190001.15848175" table:style-name="ce27">
            <text:p>168.190.001<text:s/></text:p>
          </table:table-cell>
          <table:table-cell office:value-type="float" office:value="1928508032.241153" table:style-name="ce27">
            <text:p>1.928.508.032<text:s/></text:p>
          </table:table-cell>
          <table:table-cell office:value-type="float" office:value="253638673.28936055" table:style-name="ce27">
            <text:p>253.638.673<text:s/></text:p>
          </table:table-cell>
          <table:table-cell office:value-type="float" office:value="282919740.09184313" table:style-name="ce27">
            <text:p>282.919.740<text:s/></text:p>
          </table:table-cell>
          <table:table-cell office:value-type="float" office:value="296876080.03806025" table:style-name="ce27">
            <text:p>296.876.080<text:s/></text:p>
          </table:table-cell>
          <table:table-cell office:value-type="float" office:value="175720444.34908104" table:style-name="ce27">
            <text:p>175.720.444<text:s/></text:p>
          </table:table-cell>
          <table:table-cell office:value-type="float" office:value="538467925.64332521" table:style-name="ce27">
            <text:p>538.467.926<text:s/></text:p>
          </table:table-cell>
          <table:table-cell office:value-type="float" office:value="115178125.59738792" table:style-name="ce27">
            <text:p>115.178.126<text:s/></text:p>
          </table:table-cell>
          <table:table-cell office:value-type="float" office:value="1620499724.9700346" table:style-name="ce27">
            <text:p>1.620.499.725<text:s/></text:p>
          </table:table-cell>
          <table:table-cell office:value-type="float" office:value="3215246239.9121428" table:style-name="ce27">
            <text:p>3.215.246.240<text:s/></text:p>
          </table:table-cell>
          <table:table-cell office:value-type="float" office:value="154659607.29144686" table:style-name="ce27">
            <text:p>154.659.607<text:s/></text:p>
          </table:table-cell>
          <table:table-cell office:value-type="float" office:value="86147760.67691955" table:style-name="ce27">
            <text:p>86.147.761<text:s/></text:p>
          </table:table-cell>
          <table:table-cell office:value-type="float" office:value="31404669.406811874" table:style-name="ce27">
            <text:p>31.404.669<text:s/></text:p>
          </table:table-cell>
          <table:table-cell office:value-type="float" office:value="1783698256.0315015" table:style-name="ce27">
            <text:p>1.783.698.256<text:s/></text:p>
          </table:table-cell>
          <table:table-cell office:value-type="float" office:value="1136054986.9060051" table:style-name="ce27">
            <text:p>1.136.054.987<text:s/></text:p>
          </table:table-cell>
          <table:table-cell office:value-type="float" office:value="114962838.04264913" table:style-name="ce27">
            <text:p>114.962.838<text:s/></text:p>
          </table:table-cell>
          <table:table-cell office:value-type="float" office:value="11283657208.461239" table:style-name="ce27">
            <text:p>11.283.657.208<text:s/></text:p>
          </table:table-cell>
          <table:table-cell office:value-type="float" office:value="54604641.862654977" table:style-name="ce27">
            <text:p>54.604.642<text:s/></text:p>
          </table:table-cell>
          <table:table-cell office:value-type="float" office:value="26885835879.460003" table:style-name="ce28">
            <text:p>26.885.835.879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774778.9244874222" table:style-name="ce27">
            <text:p>2.774.779<text:s/></text:p>
          </table:table-cell>
          <table:table-cell office:value-type="float" office:value="7557449.9841664974" table:style-name="ce27">
            <text:p>7.557.450<text:s/></text:p>
          </table:table-cell>
          <table:table-cell office:value-type="float" office:value="19063801.914049506" table:style-name="ce27">
            <text:p>19.063.802<text:s/></text:p>
          </table:table-cell>
          <table:table-cell office:value-type="float" office:value="1408240.0103014896" table:style-name="ce27">
            <text:p>1.408.240<text:s/></text:p>
          </table:table-cell>
          <table:table-cell office:value-type="float" office:value="58268669.274041884" table:style-name="ce27">
            <text:p>58.268.669<text:s/></text:p>
          </table:table-cell>
          <table:table-cell office:value-type="float" office:value="52566478.567530297" table:style-name="ce27">
            <text:p>52.566.479<text:s/></text:p>
          </table:table-cell>
          <table:table-cell office:value-type="float" office:value="127553768.91777211" table:style-name="ce27">
            <text:p>127.553.769<text:s/></text:p>
          </table:table-cell>
          <table:table-cell office:value-type="float" office:value="38560832.630806908" table:style-name="ce27">
            <text:p>38.560.833<text:s/></text:p>
          </table:table-cell>
          <table:table-cell office:value-type="float" office:value="35444488.100846022" table:style-name="ce27">
            <text:p>35.444.488<text:s/></text:p>
          </table:table-cell>
          <table:table-cell office:value-type="float" office:value="13964948.803736236" table:style-name="ce27">
            <text:p>13.964.949<text:s/></text:p>
          </table:table-cell>
          <table:table-cell office:value-type="float" office:value="197513537.01482075" table:style-name="ce27">
            <text:p>197.513.537<text:s/></text:p>
          </table:table-cell>
          <table:table-cell office:value-type="float" office:value="21074932.030806292" table:style-name="ce27">
            <text:p>21.074.932<text:s/></text:p>
          </table:table-cell>
          <table:table-cell office:value-type="float" office:value="27082011.827187236" table:style-name="ce27">
            <text:p>27.082.012<text:s/></text:p>
          </table:table-cell>
          <table:table-cell office:value-type="float" office:value="28335993.673059784" table:style-name="ce27">
            <text:p>28.335.994<text:s/></text:p>
          </table:table-cell>
          <table:table-cell office:value-type="float" office:value="11699626.357361488" table:style-name="ce27">
            <text:p>11.699.626<text:s/></text:p>
          </table:table-cell>
          <table:table-cell office:value-type="float" office:value="59696115.366439365" table:style-name="ce27">
            <text:p>59.696.115<text:s/></text:p>
          </table:table-cell>
          <table:table-cell office:value-type="float" office:value="7437187.8574047517" table:style-name="ce27">
            <text:p>7.437.188<text:s/></text:p>
          </table:table-cell>
          <table:table-cell office:value-type="float" office:value="176395491.36194906" table:style-name="ce27">
            <text:p>176.395.491<text:s/></text:p>
          </table:table-cell>
          <table:table-cell office:value-type="float" office:value="373840298.7505933" table:style-name="ce27">
            <text:p>373.840.299<text:s/></text:p>
          </table:table-cell>
          <table:table-cell office:value-type="float" office:value="13745066.65489722" table:style-name="ce27">
            <text:p>13.745.067<text:s/></text:p>
          </table:table-cell>
          <table:table-cell office:value-type="float" office:value="6841175.556894145" table:style-name="ce27">
            <text:p>6.841.176<text:s/></text:p>
          </table:table-cell>
          <table:table-cell office:value-type="float" office:value="1589108.3429241187" table:style-name="ce27">
            <text:p>1.589.108<text:s/></text:p>
          </table:table-cell>
          <table:table-cell office:value-type="float" office:value="190759902.37121043" table:style-name="ce27">
            <text:p>190.759.902<text:s/></text:p>
          </table:table-cell>
          <table:table-cell office:value-type="float" office:value="124899646.55211212" table:style-name="ce27">
            <text:p>124.899.647<text:s/></text:p>
          </table:table-cell>
          <table:table-cell office:value-type="float" office:value="9037018.439872032" table:style-name="ce27">
            <text:p>9.037.018<text:s/></text:p>
          </table:table-cell>
          <table:table-cell office:value-type="float" office:value="1444285242.2837331" table:style-name="ce27">
            <text:p>1.444.285.242<text:s/></text:p>
          </table:table-cell>
          <table:table-cell office:value-type="float" office:value="4422404.6609957675" table:style-name="ce27">
            <text:p>4.422.405<text:s/></text:p>
          </table:table-cell>
          <table:table-cell office:value-type="float" office:value="3055818216.2299991" table:style-name="ce28">
            <text:p>3.055.818.216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3125235.190846533" table:style-name="ce20">
            <text:p>93.125.235<text:s/></text:p>
          </table:table-cell>
          <table:table-cell office:value-type="float" office:value="263107329.66047889" table:style-name="ce20">
            <text:p>263.107.330<text:s/></text:p>
          </table:table-cell>
          <table:table-cell office:value-type="float" office:value="1082138326.1101558" table:style-name="ce20">
            <text:p>1.082.138.326<text:s/></text:p>
          </table:table-cell>
          <table:table-cell office:value-type="float" office:value="67164460.86422807" table:style-name="ce20">
            <text:p>67.164.461<text:s/></text:p>
          </table:table-cell>
          <table:table-cell office:value-type="float" office:value="1867832345.0768766" table:style-name="ce20">
            <text:p>1.867.832.345<text:s/></text:p>
          </table:table-cell>
          <table:table-cell office:value-type="float" office:value="1352506044.6312573" table:style-name="ce20">
            <text:p>1.352.506.045<text:s/></text:p>
          </table:table-cell>
          <table:table-cell office:value-type="float" office:value="9156906583.762928" table:style-name="ce20">
            <text:p>9.156.906.584<text:s/></text:p>
          </table:table-cell>
          <table:table-cell office:value-type="float" office:value="1280482752.7511652" table:style-name="ce20">
            <text:p>1.280.482.753<text:s/></text:p>
          </table:table-cell>
          <table:table-cell office:value-type="float" office:value="1181761038.9759679" table:style-name="ce20">
            <text:p>1.181.761.039<text:s/></text:p>
          </table:table-cell>
          <table:table-cell office:value-type="float" office:value="496474475.10221797" table:style-name="ce20">
            <text:p>496.474.475<text:s/></text:p>
          </table:table-cell>
          <table:table-cell office:value-type="float" office:value="5341778967.4659739" table:style-name="ce20">
            <text:p>5.341.778.967<text:s/></text:p>
          </table:table-cell>
          <table:table-cell office:value-type="float" office:value="636551578.14016676" table:style-name="ce20">
            <text:p>636.551.578<text:s/></text:p>
          </table:table-cell>
          <table:table-cell office:value-type="float" office:value="757692216.70903039" table:style-name="ce20">
            <text:p>757.692.217<text:s/></text:p>
          </table:table-cell>
          <table:table-cell office:value-type="float" office:value="723421504.58112001" table:style-name="ce20">
            <text:p>723.421.505<text:s/></text:p>
          </table:table-cell>
          <table:table-cell office:value-type="float" office:value="436270823.89644253" table:style-name="ce20">
            <text:p>436.270.824<text:s/></text:p>
          </table:table-cell>
          <table:table-cell office:value-type="float" office:value="1705846488.9297643" table:style-name="ce20">
            <text:p>1.705.846.489<text:s/></text:p>
          </table:table-cell>
          <table:table-cell office:value-type="float" office:value="277892392.52479267" table:style-name="ce20">
            <text:p>277.892.393<text:s/></text:p>
          </table:table-cell>
          <table:table-cell office:value-type="float" office:value="4759843127.8019838" table:style-name="ce20">
            <text:p>4.759.843.128<text:s/></text:p>
          </table:table-cell>
          <table:table-cell office:value-type="float" office:value="12969736951.792736" table:style-name="ce20">
            <text:p>12.969.736.952<text:s/></text:p>
          </table:table-cell>
          <table:table-cell office:value-type="float" office:value="395727792.2963441" table:style-name="ce20">
            <text:p>395.727.792<text:s/></text:p>
          </table:table-cell>
          <table:table-cell office:value-type="float" office:value="223256310.71381369" table:style-name="ce20">
            <text:p>223.256.311<text:s/></text:p>
          </table:table-cell>
          <table:table-cell office:value-type="float" office:value="73960113.889735997" table:style-name="ce20">
            <text:p>73.960.114<text:s/></text:p>
          </table:table-cell>
          <table:table-cell office:value-type="float" office:value="4860393771.3727121" table:style-name="ce20">
            <text:p>4.860.393.771<text:s/></text:p>
          </table:table-cell>
          <table:table-cell office:value-type="float" office:value="3654222506.3681173" table:style-name="ce20">
            <text:p>3.654.222.506<text:s/></text:p>
          </table:table-cell>
          <table:table-cell office:value-type="float" office:value="287278167.2125212" table:style-name="ce20">
            <text:p>287.278.167<text:s/></text:p>
          </table:table-cell>
          <table:table-cell office:value-type="float" office:value="39084867859.974976" table:style-name="ce20">
            <text:p>39.084.867.860<text:s/></text:p>
          </table:table-cell>
          <table:table-cell office:value-type="float" office:value="193749806.61365071" table:style-name="ce20">
            <text:p>193.749.807<text:s/></text:p>
          </table:table-cell>
          <table:table-cell office:value-type="float" office:value="93223988972.410004" table:style-name="ce21">
            <text:p>93.223.988.972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515142.01444956759" table:style-name="ce14">
            <text:p>515.142<text:s/></text:p>
          </table:table-cell>
          <table:table-cell office:value-type="float" office:value="3899026.8121810961" table:style-name="ce14">
            <text:p>3.899.027<text:s/></text:p>
          </table:table-cell>
          <table:table-cell office:value-type="float" office:value="4115716.289972363" table:style-name="ce14">
            <text:p>4.115.716<text:s/></text:p>
          </table:table-cell>
          <table:table-cell office:value-type="float" office:value="601133.11233555363" table:style-name="ce14">
            <text:p>601.133<text:s/></text:p>
          </table:table-cell>
          <table:table-cell office:value-type="float" office:value="16164326.708118482" table:style-name="ce14">
            <text:p>16.164.327<text:s/></text:p>
          </table:table-cell>
          <table:table-cell office:value-type="float" office:value="12516367.275320707" table:style-name="ce14">
            <text:p>12.516.367<text:s/></text:p>
          </table:table-cell>
          <table:table-cell office:value-type="float" office:value="9789364.9529024642" table:style-name="ce14">
            <text:p>9.789.365<text:s/></text:p>
          </table:table-cell>
          <table:table-cell office:value-type="float" office:value="6850563.9726803117" table:style-name="ce14">
            <text:p>6.850.564<text:s/></text:p>
          </table:table-cell>
          <table:table-cell office:value-type="float" office:value="13581385.926949289" table:style-name="ce14">
            <text:p>13.581.386<text:s/></text:p>
          </table:table-cell>
          <table:table-cell office:value-type="float" office:value="6425095.8651640387" table:style-name="ce14">
            <text:p>6.425.096<text:s/></text:p>
          </table:table-cell>
          <table:table-cell office:value-type="float" office:value="52570446.354693234" table:style-name="ce14">
            <text:p>52.570.446<text:s/></text:p>
          </table:table-cell>
          <table:table-cell office:value-type="float" office:value="6965023.4104312221" table:style-name="ce14">
            <text:p>6.965.023<text:s/></text:p>
          </table:table-cell>
          <table:table-cell office:value-type="float" office:value="12804124.237345157" table:style-name="ce14">
            <text:p>12.804.124<text:s/></text:p>
          </table:table-cell>
          <table:table-cell office:value-type="float" office:value="6863418.7900933418" table:style-name="ce14">
            <text:p>6.863.419<text:s/></text:p>
          </table:table-cell>
          <table:table-cell office:value-type="float" office:value="4003828.3757291134" table:style-name="ce14">
            <text:p>4.003.828<text:s/></text:p>
          </table:table-cell>
          <table:table-cell office:value-type="float" office:value="17523812.279307544" table:style-name="ce14">
            <text:p>17.523.812<text:s/></text:p>
          </table:table-cell>
          <table:table-cell office:value-type="float" office:value="2218572.4050300689" table:style-name="ce14">
            <text:p>2.218.572<text:s/></text:p>
          </table:table-cell>
          <table:table-cell office:value-type="float" office:value="33269283.563529566" table:style-name="ce14">
            <text:p>33.269.284<text:s/></text:p>
          </table:table-cell>
          <table:table-cell office:value-type="float" office:value="1172338083.3178771" table:style-name="ce14">
            <text:p>1.172.338.083<text:s/></text:p>
          </table:table-cell>
          <table:table-cell office:value-type="float" office:value="2992230.093485272" table:style-name="ce14">
            <text:p>2.992.230<text:s/></text:p>
          </table:table-cell>
          <table:table-cell office:value-type="float" office:value="1407140.3681000588" table:style-name="ce14">
            <text:p>1.407.140<text:s/></text:p>
          </table:table-cell>
          <table:table-cell office:value-type="float" office:value="288776.1325348767" table:style-name="ce14">
            <text:p>288.776<text:s/></text:p>
          </table:table-cell>
          <table:table-cell office:value-type="float" office:value="22878418.179146513" table:style-name="ce14">
            <text:p>22.878.418<text:s/></text:p>
          </table:table-cell>
          <table:table-cell office:value-type="float" office:value="15693917.772396658" table:style-name="ce14">
            <text:p>15.693.918<text:s/></text:p>
          </table:table-cell>
          <table:table-cell office:value-type="float" office:value="3665536.2191865994" table:style-name="ce14">
            <text:p>3.665.536<text:s/></text:p>
          </table:table-cell>
          <table:table-cell office:value-type="float" office:value="101860014.50427681" table:style-name="ce14">
            <text:p>101.860.015<text:s/></text:p>
          </table:table-cell>
          <table:table-cell office:value-type="float" office:value="14195367.13676735" table:style-name="ce14">
            <text:p>14.195.367<text:s/></text:p>
          </table:table-cell>
          <table:table-cell office:value-type="float" office:value="1545996116.0700049" table:style-name="ce15">
            <text:p>1.545.996.116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3640377.205296099" table:style-name="ce20">
            <text:p>93.640.377<text:s/></text:p>
          </table:table-cell>
          <table:table-cell office:value-type="float" office:value="267006356.47265998" table:style-name="ce20">
            <text:p>267.006.356<text:s/></text:p>
          </table:table-cell>
          <table:table-cell office:value-type="float" office:value="1086254042.4001281" table:style-name="ce20">
            <text:p>1.086.254.042<text:s/></text:p>
          </table:table-cell>
          <table:table-cell office:value-type="float" office:value="67765593.976563618" table:style-name="ce20">
            <text:p>67.765.594<text:s/></text:p>
          </table:table-cell>
          <table:table-cell office:value-type="float" office:value="1883996671.7849951" table:style-name="ce20">
            <text:p>1.883.996.672<text:s/></text:p>
          </table:table-cell>
          <table:table-cell office:value-type="float" office:value="1365022411.9065781" table:style-name="ce20">
            <text:p>1.365.022.412<text:s/></text:p>
          </table:table-cell>
          <table:table-cell office:value-type="float" office:value="9166695948.7158298" table:style-name="ce20">
            <text:p>9.166.695.949<text:s/></text:p>
          </table:table-cell>
          <table:table-cell office:value-type="float" office:value="1287333316.7238455" table:style-name="ce20">
            <text:p>1.287.333.317<text:s/></text:p>
          </table:table-cell>
          <table:table-cell office:value-type="float" office:value="1195342424.9029171" table:style-name="ce20">
            <text:p>1.195.342.425<text:s/></text:p>
          </table:table-cell>
          <table:table-cell office:value-type="float" office:value="502899570.96738201" table:style-name="ce20">
            <text:p>502.899.571<text:s/></text:p>
          </table:table-cell>
          <table:table-cell office:value-type="float" office:value="5394349413.8206673" table:style-name="ce20">
            <text:p>5.394.349.414<text:s/></text:p>
          </table:table-cell>
          <table:table-cell office:value-type="float" office:value="643516601.55059803" table:style-name="ce20">
            <text:p>643.516.602<text:s/></text:p>
          </table:table-cell>
          <table:table-cell office:value-type="float" office:value="770496340.94637549" table:style-name="ce20">
            <text:p>770.496.341<text:s/></text:p>
          </table:table-cell>
          <table:table-cell office:value-type="float" office:value="730284923.37121332" table:style-name="ce20">
            <text:p>730.284.923<text:s/></text:p>
          </table:table-cell>
          <table:table-cell office:value-type="float" office:value="440274652.27217162" table:style-name="ce20">
            <text:p>440.274.652<text:s/></text:p>
          </table:table-cell>
          <table:table-cell office:value-type="float" office:value="1723370301.2090719" table:style-name="ce20">
            <text:p>1.723.370.301<text:s/></text:p>
          </table:table-cell>
          <table:table-cell office:value-type="float" office:value="280110964.92982274" table:style-name="ce20">
            <text:p>280.110.965<text:s/></text:p>
          </table:table-cell>
          <table:table-cell office:value-type="float" office:value="4793112411.3655138" table:style-name="ce20">
            <text:p>4.793.112.411<text:s/></text:p>
          </table:table-cell>
          <table:table-cell office:value-type="float" office:value="14142075035.110613" table:style-name="ce20">
            <text:p>14.142.075.035<text:s/></text:p>
          </table:table-cell>
          <table:table-cell office:value-type="float" office:value="398720022.3898294" table:style-name="ce20">
            <text:p>398.720.022<text:s/></text:p>
          </table:table-cell>
          <table:table-cell office:value-type="float" office:value="224663451.08191374" table:style-name="ce20">
            <text:p>224.663.451<text:s/></text:p>
          </table:table-cell>
          <table:table-cell office:value-type="float" office:value="74248890.022270873" table:style-name="ce20">
            <text:p>74.248.890<text:s/></text:p>
          </table:table-cell>
          <table:table-cell office:value-type="float" office:value="4883272189.5518589" table:style-name="ce20">
            <text:p>4.883.272.190<text:s/></text:p>
          </table:table-cell>
          <table:table-cell office:value-type="float" office:value="3669916424.1405139" table:style-name="ce20">
            <text:p>3.669.916.424<text:s/></text:p>
          </table:table-cell>
          <table:table-cell office:value-type="float" office:value="290943703.4317078" table:style-name="ce20">
            <text:p>290.943.703<text:s/></text:p>
          </table:table-cell>
          <table:table-cell office:value-type="float" office:value="39186727874.479256" table:style-name="ce20">
            <text:p>39.186.727.874<text:s/></text:p>
          </table:table-cell>
          <table:table-cell office:value-type="float" office:value="207945173.75041807" table:style-name="ce20">
            <text:p>207.945.174<text:s/></text:p>
          </table:table-cell>
          <table:table-cell office:value-type="float" office:value="94769985088.480011" table:style-name="ce21">
            <text:p>94.769.985.088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10-27T18:24:03Z</dc:date>
    <meta:print-date>2011-05-12T16:46:54Z</meta:print-date>
    <meta:editing-cycles>38</meta:editing-cycles>
    <meta:editing-duration>PT3960S</meta:editing-duration>
  </office:meta>
</office:document-meta>
</file>